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bster" svg:font-family="Lobster"/>
    <style:font-face style:name="Serif" svg:font-family="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5.46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22.96pt"/>
    </style:style>
    <style:style style:name="co9" style:family="table-column">
      <style:table-column-properties fo:break-before="auto" style:column-width="22.2pt"/>
    </style:style>
    <style:style style:name="co10" style:family="table-column">
      <style:table-column-properties fo:break-before="auto" style:column-width="29.14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11pt"/>
    </style:style>
    <style:style style:name="co13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23.61pt"/>
    </style:style>
    <style:style style:name="co15" style:family="table-column">
      <style:table-column-properties fo:break-before="auto" style:column-width="34.7pt"/>
    </style:style>
    <style:style style:name="co16" style:family="table-column">
      <style:table-column-properties fo:break-before="auto" style:column-width="37.5pt"/>
    </style:style>
    <style:style style:name="co17" style:family="table-column">
      <style:table-column-properties fo:break-before="auto" style:column-width="31.24pt"/>
    </style:style>
    <style:style style:name="co18" style:family="table-column">
      <style:table-column-properties fo:break-before="auto" style:column-width="42.41pt"/>
    </style:style>
    <style:style style:name="co19" style:family="table-column">
      <style:table-column-properties fo:break-before="auto" style:column-width="46.54pt"/>
    </style:style>
    <style:style style:name="co20" style:family="table-column">
      <style:table-column-properties fo:break-before="auto" style:column-width="70.84pt"/>
    </style:style>
    <style:style style:name="co21" style:family="table-column">
      <style:table-column-properties fo:break-before="auto" style:column-width="84.05pt"/>
    </style:style>
    <style:style style:name="co22" style:family="table-column">
      <style:table-column-properties fo:break-before="auto" style:column-width="87.51pt"/>
    </style:style>
    <style:style style:name="co23" style:family="table-column">
      <style:table-column-properties fo:break-before="auto" style:column-width="86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ss">
      <style:table-properties table:display="true" style:writing-mode="lr-tb"/>
    </style:style>
    <style:style style:name="ta2" style:family="table" style:master-page-name="PageStyle_5f_Web">
      <style:table-properties table:display="true" style:writing-mode="lr-tb"/>
    </style:style>
    <style:style style:name="ta3" style:family="table" style:master-page-name="PageStyle_5f_Hacker">
      <style:table-properties table:display="true" style:writing-mode="lr-tb"/>
    </style:style>
    <style:style style:name="ta4" style:family="table" style:master-page-name="PageStyle_5f_play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0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1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13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1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20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25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0" style:family="table-cell" style:parent-style-name="Default">
      <style:table-cell-properties fo:background-color="#c9daf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32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3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5" style:family="table-cell" style:parent-style-name="Default">
      <style:table-cell-properties fo:background-color="#d9ead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fce5c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8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9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0pt" fo:font-style="normal" fo:text-shadow="none" style:text-underline-style="none" fo:font-weight="normal" style:font-size-asian="10pt" style:font-style-asian="normal" style:font-weight-asian="normal" style:font-name-complex="Serif" style:font-size-complex="10pt" style:font-style-complex="normal" style:font-weight-complex="normal"/>
    </style:style>
    <style:style style:name="ce41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53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5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61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6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8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1.76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93" style:family="table-cell" style:parent-style-name="Default">
      <style:table-cell-properties fo:border-bottom="1.76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9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9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obster" fo:font-size="14pt" fo:font-style="italic" fo:text-shadow="none" style:text-underline-style="none" fo:font-weight="normal" style:font-size-asian="14pt" style:font-style-asian="italic" style:font-weight-asian="normal" style:font-name-complex="Lobster" style:font-size-complex="14pt" style:font-style-complex="italic" style:font-weight-complex="normal"/>
    </style:style>
    <style:style style:name="ce10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obster" fo:font-size="14pt" fo:font-style="italic" fo:text-shadow="none" style:text-underline-style="none" fo:font-weight="normal" style:font-size-asian="14pt" style:font-style-asian="italic" style:font-weight-asian="normal" style:font-name-complex="Lobster" style:font-size-complex="14pt" style:font-style-complex="italic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rom Pass</text:p>
          </table:table-cell>
          <table:covered-table-cell/>
          <table:table-cell table:style-name="ce6" office:value-type="string" calcext:value-type="string" table:number-columns-spanned="2" table:number-rows-spanned="1">
            <text:p>Total Ink</text:p>
          </table:table-cell>
          <table:covered-table-cell/>
          <table:table-cell table:style-name="ce23"/>
          <table:table-cell table:number-columns-repeated="1019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10" office:value-type="string" calcext:value-type="string">
            <text:p>Red</text:p>
          </table:table-cell>
          <table:table-cell table:style-name="ce15" office:value-type="string" calcext:value-type="string">
            <text:p>Yellow</text:p>
          </table:table-cell>
          <table:table-cell table:style-name="ce19" office:value-type="string" calcext:value-type="string">
            <text:p>lBlue</text:p>
          </table:table-cell>
          <table:table-cell table:style-name="ce24" office:value-type="string" calcext:value-type="string">
            <text:p>Purple</text:p>
          </table:table-cell>
          <table:table-cell table:style-name="ce29" office:value-type="string" calcext:value-type="string">
            <text:p>Blue</text:p>
          </table:table-cell>
          <table:table-cell table:style-name="ce34" office:value-type="string" calcext:value-type="string">
            <text:p>Green</text:p>
          </table:table-cell>
          <table:table-cell table:number-columns-repeated="1017"/>
        </table:table-row>
        <table:table-row table:style-name="ro1">
          <table:table-cell table:style-name="ce3" table:formula="of:=10+10+12" office:value-type="float" office:value="32" calcext:value-type="float">
            <text:p>32</text:p>
          </table:table-cell>
          <table:table-cell table:style-name="ce11" table:formula="of:=10+13+10+5" office:value-type="float" office:value="38" calcext:value-type="float">
            <text:p>38</text:p>
          </table:table-cell>
          <table:table-cell table:style-name="ce16" table:formula="of:=13+6" office:value-type="float" office:value="19" calcext:value-type="float">
            <text:p>19</text:p>
          </table:table-cell>
          <table:table-cell table:style-name="ce20" table:formula="of:=10+10+13+4" office:value-type="float" office:value="37" calcext:value-type="float">
            <text:p>37</text:p>
          </table:table-cell>
          <table:table-cell table:style-name="ce25" table:formula="of:=10+13+10" office:value-type="float" office:value="33" calcext:value-type="float">
            <text:p>33</text:p>
          </table:table-cell>
          <table:table-cell table:style-name="ce30" table:formula="of:=13" office:value-type="float" office:value="13" calcext:value-type="float">
            <text:p>13</text:p>
          </table:table-cell>
          <table:table-cell table:style-name="ce35" table:formula="of:=13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White</text:p>
          </table:table-cell>
          <table:table-cell table:style-name="ce12" office:value-type="string" calcext:value-type="string">
            <text:p>Purple</text:p>
          </table:table-cell>
          <table:table-cell table:style-name="ce17" office:value-type="string" calcext:value-type="string">
            <text:p>lBlue</text:p>
          </table:table-cell>
          <table:table-cell table:style-name="ce21" office:value-type="string" calcext:value-type="string">
            <text:p>Relic</text:p>
          </table:table-cell>
          <table:table-cell table:style-name="ce26"/>
          <table:table-cell table:number-columns-repeated="2"/>
          <table:table-cell table:style-name="ce36"/>
          <table:table-cell table:style-name="ce41" office:value-type="string" calcext:value-type="string">
            <text:p>Ink</text:p>
          </table:table-cell>
          <table:table-cell table:number-columns-repeated="101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3" office:value-type="float" office:value="15" calcext:value-type="float">
            <text:p>15</text:p>
          </table:table-cell>
          <table:table-cell table:style-name="ce18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style-name="ce27"/>
          <table:table-cell table:number-columns-repeated="2"/>
          <table:table-cell table:style-name="ce37" office:value-type="string" calcext:value-type="string">
            <text:p>Relic Level 4</text:p>
          </table:table-cell>
          <table:table-cell table:style-name="ce37" table:formula="of:=[.F12]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 table:style-name="ce18" office:value-type="float" office:value="25" calcext:value-type="float">
            <text:p>2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  <table:table-cell table:style-name="ce37" office:value-type="string" calcext:value-type="string">
            <text:p>Buff 200</text:p>
          </table:table-cell>
          <table:table-cell table:style-name="ce37" table:formula="of:=[.I23]" office:value-type="float" office:value="-84" calcext:value-type="float">
            <text:p>-8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7" office:value-type="string" calcext:value-type="string">
            <text:p>Total</text:p>
          </table:table-cell>
          <table:table-cell table:style-name="ce42" table:formula="of:=SUM([.I6:.I7])" office:value-type="float" office:value="-114" calcext:value-type="float">
            <text:p>-11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4" table:number-rows-spanned="1">
            <text:p>Left After</text:p>
          </table:table-cell>
          <table:covered-table-cell table:number-columns-repeated="3"/>
          <table:table-cell table:style-name="ce23"/>
          <table:table-cell table:number-columns-repeated="2"/>
          <table:table-cell table:style-name="ce36"/>
          <table:table-cell table:style-name="ce41" office:value-type="string" calcext:value-type="string">
            <text:p>Ink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Relic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lBlue</text:p>
          </table:table-cell>
          <table:table-cell table:style-name="ce7" office:value-type="string" calcext:value-type="string">
            <text:p>Purple</text:p>
          </table:table-cell>
          <table:table-cell table:style-name="ce7" office:value-type="string" calcext:value-type="string">
            <text:p>Sum</text:p>
          </table:table-cell>
          <table:table-cell table:style-name="ce31" office:value-type="string" calcext:value-type="string">
            <text:p>ink</text:p>
          </table:table-cell>
          <table:table-cell/>
          <table:table-cell table:style-name="ce37" office:value-type="string" calcext:value-type="string">
            <text:p>Relic Level 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9" table:formula="of:=[.A3]-[.A6]" office:value-type="float" office:value="17" calcext:value-type="float">
            <text:p>17</text:p>
          </table:table-cell>
          <table:table-cell table:style-name="ce9" table:formula="of:=[.D3]-[.B6]" office:value-type="float" office:value="22" calcext:value-type="float">
            <text:p>22</text:p>
          </table:table-cell>
          <table:table-cell table:style-name="ce22" table:formula="of:=[.E3]-[.C6]" office:value-type="float" office:value="18" calcext:value-type="float">
            <text:p>18</text:p>
          </table:table-cell>
          <table:table-cell table:style-name="ce28"/>
          <table:table-cell table:style-name="ce31" office:value-type="float" office:value="0" calcext:value-type="float">
            <text:p>0</text:p>
          </table:table-cell>
          <table:table-cell/>
          <table:table-cell table:style-name="ce37" office:value-type="string" calcext:value-type="string">
            <text:p>Buff 200</text:p>
          </table:table-cell>
          <table:table-cell table:style-name="ce37" table:formula="of:=[.I17]" office:value-type="float" office:value="-78" calcext:value-type="float">
            <text:p>-78</text:p>
          </table:table-cell>
          <table:table-cell table:number-columns-repeated="101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table:formula="of:=[.B11]-[.A7]" office:value-type="float" office:value="-8" calcext:value-type="float">
            <text:p>-8</text:p>
          </table:table-cell>
          <table:table-cell table:style-name="ce14" table:formula="of:=[.C11]-[.B7]" office:value-type="float" office:value="-3" calcext:value-type="float">
            <text:p>-3</text:p>
          </table:table-cell>
          <table:table-cell table:style-name="ce14" table:formula="of:=[.D11]-[.C7]" office:value-type="float" office:value="-7" calcext:value-type="float">
            <text:p>-7</text:p>
          </table:table-cell>
          <table:table-cell table:style-name="ce28"/>
          <table:table-cell table:style-name="ce32" office:value-type="float" office:value="-30" calcext:value-type="float">
            <text:p>-30</text:p>
          </table:table-cell>
          <table:table-cell/>
          <table:table-cell table:style-name="ce37" office:value-type="string" calcext:value-type="string">
            <text:p>Total</text:p>
          </table:table-cell>
          <table:table-cell table:style-name="ce42" table:formula="of:=SUM([.I10:.I11])" office:value-type="float" office:value="-78" calcext:value-type="float">
            <text:p>-78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Raid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4" table:formula="of:=SUM([.B13:.D13])" office:value-type="float" office:value="5" calcext:value-type="float">
            <text:p>5</text:p>
          </table:table-cell>
          <table:table-cell table:style-name="ce33"/>
          <table:table-cell table:number-columns-repeated="1018"/>
        </table:table-row>
        <table:table-row table:style-name="ro1">
          <table:table-cell table:number-columns-repeated="6"/>
          <table:table-cell table:style-name="ce6" office:value-type="string" calcext:value-type="string" table:number-columns-spanned="3" table:number-rows-spanned="1">
            <text:p>Relic 3 Buff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White</text:p>
          </table:table-cell>
          <table:table-cell table:style-name="ce10" office:value-type="string" calcext:value-type="string">
            <text:p>Red</text:p>
          </table:table-cell>
          <table:table-cell table:style-name="ce15" office:value-type="string" calcext:value-type="string">
            <text:p>Yellow</text:p>
          </table:table-cell>
          <table:table-cell table:style-name="ce38" office:value-type="string" calcext:value-type="string">
            <text:p>Buffs</text:p>
          </table:table-cell>
          <table:table-cell table:style-name="ce31" office:value-type="string" calcext:value-type="string">
            <text:p>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table:formula="of:=17" office:value-type="float" office:value="17" calcext:value-type="float">
            <text:p>17</text:p>
          </table:table-cell>
          <table:table-cell table:style-name="ce11" table:formula="of:=10+13+10+5" office:value-type="float" office:value="38" calcext:value-type="float">
            <text:p>38</text:p>
          </table:table-cell>
          <table:table-cell table:style-name="ce16" table:formula="of:=13+6" office:value-type="float" office:value="19" calcext:value-type="float">
            <text:p>19</text:p>
          </table:table-cell>
          <table:table-cell table:style-name="ce39"/>
          <table:table-cell table:style-name="ce33" table:formula="of:=ROUNDDOWN([.H16]/5)*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7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Raids 6,1,6</text:p>
          </table:table-cell>
          <table:table-cell table:style-name="ce14" table:formula="of:=-(([.E17]/4)*6)-(([.F17]/4)*6)-(([.G17]/4)*6)" office:value-type="float" office:value="-78" calcext:value-type="float">
            <text:p>-7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4" table:formula="of:=SUM([.E16:.E17])" office:value-type="float" office:value="41" calcext:value-type="float">
            <text:p>41</text:p>
          </table:table-cell>
          <table:table-cell table:style-name="ce14" table:formula="of:=SUM([.F16:.F17])" office:value-type="float" office:value="42" calcext:value-type="float">
            <text:p>42</text:p>
          </table:table-cell>
          <table:table-cell table:style-name="ce14" table:formula="of:=SUM([.G16:.G17])" office:value-type="float" office:value="43" calcext:value-type="float">
            <text:p>43</text:p>
          </table:table-cell>
          <table:table-cell table:style-name="ce14" table:formula="of:=40*5" office:value-type="float" office:value="200" calcext:value-type="float">
            <text:p>200</text:p>
          </table:table-cell>
          <table:table-cell table:style-name="ce1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6" office:value-type="string" calcext:value-type="string" table:number-columns-spanned="3" table:number-rows-spanned="1">
            <text:p>Relic 4 Buff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White</text:p>
          </table:table-cell>
          <table:table-cell table:style-name="ce10" office:value-type="string" calcext:value-type="string">
            <text:p>Red</text:p>
          </table:table-cell>
          <table:table-cell table:style-name="ce15" office:value-type="string" calcext:value-type="string">
            <text:p>Yellow</text:p>
          </table:table-cell>
          <table:table-cell table:style-name="ce38" office:value-type="string" calcext:value-type="string">
            <text:p>Buffs</text:p>
          </table:table-cell>
          <table:table-cell table:style-name="ce31" office:value-type="string" calcext:value-type="string">
            <text:p>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table:formula="of:=0" office:value-type="float" office:value="0" calcext:value-type="float">
            <text:p>0</text:p>
          </table:table-cell>
          <table:table-cell table:style-name="ce11" table:formula="of:=10+13+10+5" office:value-type="float" office:value="38" calcext:value-type="float">
            <text:p>38</text:p>
          </table:table-cell>
          <table:table-cell table:style-name="ce16" table:formula="of:=13+6" office:value-type="float" office:value="19" calcext:value-type="float">
            <text:p>19</text:p>
          </table:table-cell>
          <table:table-cell table:style-name="ce39"/>
          <table:table-cell table:style-name="ce33" table:formula="of:=ROUNDDOWN([.H22]/5)*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5" calcext:value-type="float">
            <text:p>25</text:p>
          </table:table-cell>
          <table:table-cell table:style-name="ce40" office:value-type="string" calcext:value-type="string">
            <text:p>raids 8, 1, 5</text:p>
          </table:table-cell>
          <table:table-cell table:style-name="ce14" table:formula="of:=-(([.E23]/5)*6)-(([.F23]/5)*6)-(([.G23]/5)*6)" office:value-type="float" office:value="-84" calcext:value-type="float">
            <text:p>-8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4" table:formula="of:=SUM([.E22:.E23])" office:value-type="float" office:value="40" calcext:value-type="float">
            <text:p>40</text:p>
          </table:table-cell>
          <table:table-cell table:style-name="ce14" table:formula="of:=SUM([.F22:.F23])" office:value-type="float" office:value="43" calcext:value-type="float">
            <text:p>43</text:p>
          </table:table-cell>
          <table:table-cell table:style-name="ce14" table:formula="of:=SUM([.G22:.G23])" office:value-type="float" office:value="44" calcext:value-type="float">
            <text:p>44</text:p>
          </table:table-cell>
          <table:table-cell table:style-name="ce14" table:formula="of:=40*5" office:value-type="float" office:value="200" calcext:value-type="float">
            <text:p>200</text:p>
          </table:table-cell>
          <table:table-cell table:style-name="ce14"/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b" table:style-name="ta2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7" table:number-columns-repeated="1007" table:default-cell-style-name="Default"/>
        <table:table-row table:style-name="ro1">
          <table:table-cell table:style-name="ce43" office:value-type="string" calcext:value-type="string">
            <text:p>Pizza and material Seeker Relationship</text:p>
          </table:table-cell>
          <table:table-cell table:style-name="ce43" table:number-columns-repeated="13"/>
          <table:table-cell table:number-columns-repeated="1010"/>
        </table:table-row>
        <table:table-row table:style-name="ro1">
          <table:table-cell table:style-name="ce44" office:value-type="string" calcext:value-type="string" table:number-columns-spanned="4" table:number-rows-spanned="1">
            <text:p>Ink to reach level 3 </text:p>
          </table:table-cell>
          <table:covered-table-cell table:number-columns-repeated="3"/>
          <table:table-cell table:style-name="ce59" office:value-type="float" office:value="78" calcext:value-type="float">
            <text:p>78</text:p>
          </table:table-cell>
          <table:table-cell table:style-name="ce63" office:value-type="string" calcext:value-type="string">
            <text:p>Buffs</text:p>
          </table:table-cell>
          <table:table-cell table:style-name="ce63" office:value-type="float" office:value="200" calcext:value-type="float">
            <text:p>200</text:p>
          </table:table-cell>
          <table:table-cell table:style-name="ce44" office:value-type="string" calcext:value-type="string" table:number-columns-spanned="4" table:number-rows-spanned="1">
            <text:p>Ink to reach level 4 </text:p>
          </table:table-cell>
          <table:covered-table-cell table:number-columns-repeated="3"/>
          <table:table-cell table:style-name="ce59" office:value-type="float" office:value="114" calcext:value-type="float">
            <text:p>114</text:p>
          </table:table-cell>
          <table:table-cell table:style-name="ce63" office:value-type="string" calcext:value-type="string">
            <text:p>Buffs</text:p>
          </table:table-cell>
          <table:table-cell table:style-name="ce63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style-name="ce45" office:value-type="string" calcext:value-type="string">
            <text:p>Ink</text:p>
          </table:table-cell>
          <table:table-cell table:style-name="ce49" office:value-type="string" calcext:value-type="string">
            <text:p>Ink CF</text:p>
          </table:table-cell>
          <table:table-cell table:style-name="ce52" office:value-type="string" calcext:value-type="string">
            <text:p>Red</text:p>
          </table:table-cell>
          <table:table-cell table:style-name="ce56" office:value-type="string" calcext:value-type="string">
            <text:p>Yellow</text:p>
          </table:table-cell>
          <table:table-cell table:style-name="ce60" office:value-type="string" calcext:value-type="string">
            <text:p>White</text:p>
          </table:table-cell>
          <table:table-cell table:style-name="ce64" office:value-type="string" calcext:value-type="string">
            <text:p>Buffs</text:p>
          </table:table-cell>
          <table:table-cell table:style-name="ce69" office:value-type="string" calcext:value-type="string">
            <text:p>Path Level</text:p>
          </table:table-cell>
          <table:table-cell table:style-name="ce45" office:value-type="string" calcext:value-type="string">
            <text:p>Ink</text:p>
          </table:table-cell>
          <table:table-cell table:style-name="ce49" office:value-type="string" calcext:value-type="string">
            <text:p>Ink CF</text:p>
          </table:table-cell>
          <table:table-cell table:style-name="ce52" office:value-type="string" calcext:value-type="string">
            <text:p>Red</text:p>
          </table:table-cell>
          <table:table-cell table:style-name="ce56" office:value-type="string" calcext:value-type="string">
            <text:p>Yellow</text:p>
          </table:table-cell>
          <table:table-cell table:style-name="ce60" office:value-type="string" calcext:value-type="string">
            <text:p>white</text:p>
          </table:table-cell>
          <table:table-cell table:style-name="ce64" office:value-type="string" calcext:value-type="string">
            <text:p>Buffs</text:p>
          </table:table-cell>
          <table:table-cell table:style-name="ce69" office:value-type="string" calcext:value-type="string">
            <text:p>Path Level</text:p>
          </table:table-cell>
          <table:table-cell table:style-name="ce79" office:value-type="string" calcext:value-type="string">
            <text:p>Levels </text:p>
          </table:table-cell>
          <table:table-cell table:style-name="ce79" office:value-type="string" calcext:value-type="string">
            <text:p>Buffs</text:p>
          </table:table-cell>
          <table:table-cell table:style-name="ce79" office:value-type="string" calcext:value-type="string">
            <text:p>CF</text:p>
          </table:table-cell>
          <table:table-cell table:style-name="ce83" office:value-type="string" calcext:value-type="string">
            <text:p>sub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A4]+[.E2]" office:value-type="float" office:value="84" calcext:value-type="float">
            <text:p>8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H4]+[.L2]" office:value-type="float" office:value="120" calcext:value-type="float">
            <text:p>120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80" office:value-type="float" office:value="130" calcext:value-type="float">
            <text:p>130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0" office:value-type="float" office:value="0" calcext:value-type="float">
            <text:p>0</text:p>
          </table:table-cell>
          <table:table-cell table:style-name="ce84"/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]+[.A5]" office:value-type="float" office:value="90" calcext:value-type="float">
            <text:p>9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4]+[.H5]" office:value-type="float" office:value="126" calcext:value-type="float">
            <text:p>126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style-name="ce80" office:value-type="float" office:value="140" calcext:value-type="float">
            <text:p>140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[.Q4]+[.P5]" office:value-type="float" office:value="0" calcext:value-type="float">
            <text:p>0</text:p>
          </table:table-cell>
          <table:table-cell table:style-name="ce84"/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]+[.A6]" office:value-type="float" office:value="96" calcext:value-type="float">
            <text:p>9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6" table:formula="of:=4*5*(ROW()-3)/3" office:value-type="float" office:value="20" calcext:value-type="float">
            <text:p>2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]+[.H6]" office:value-type="float" office:value="132" calcext:value-type="float">
            <text:p>132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25" calcext:value-type="float">
            <text:p>25</text:p>
          </table:table-cell>
          <table:table-cell table:style-name="ce70"/>
          <table:table-cell table:style-name="ce80" office:value-type="float" office:value="150" calcext:value-type="float">
            <text:p>150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[.Q5]+[.P6]" office:value-type="float" office:value="0" calcext:value-type="float">
            <text:p>0</text:p>
          </table:table-cell>
          <table:table-cell table:style-name="ce84"/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]+[.A7]" office:value-type="float" office:value="102" calcext:value-type="float">
            <text:p>10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6]+[.H7]" office:value-type="float" office:value="138" calcext:value-type="float">
            <text:p>138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80" office:value-type="float" office:value="160" calcext:value-type="float">
            <text:p>160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[.Q6]+[.P7]" office:value-type="float" office:value="0" calcext:value-type="float">
            <text:p>0</text:p>
          </table:table-cell>
          <table:table-cell table:style-name="ce84"/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]+[.A8]" office:value-type="float" office:value="108" calcext:value-type="float">
            <text:p>10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7]+[.H8]" office:value-type="float" office:value="144" calcext:value-type="float">
            <text:p>144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style-name="ce80" office:value-type="float" office:value="170" calcext:value-type="float">
            <text:p>170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[.Q7]+[.P8]" office:value-type="float" office:value="0" calcext:value-type="float">
            <text:p>0</text:p>
          </table:table-cell>
          <table:table-cell table:style-name="ce84"/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8]+[.A9]" office:value-type="float" office:value="114" calcext:value-type="float">
            <text:p>11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40" calcext:value-type="float">
            <text:p>4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8]+[.H9]" office:value-type="float" office:value="150" calcext:value-type="float">
            <text:p>150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50" calcext:value-type="float">
            <text:p>50</text:p>
          </table:table-cell>
          <table:table-cell table:style-name="ce70"/>
          <table:table-cell table:style-name="ce80" office:value-type="float" office:value="180" calcext:value-type="float">
            <text:p>180</text:p>
          </table:table-cell>
          <table:table-cell table:style-name="ce82" office:value-type="float" office:value="0" calcext:value-type="float">
            <text:p>0</text:p>
          </table:table-cell>
          <table:table-cell table:style-name="ce81" table:formula="of:=[.Q8]+[.P9]" office:value-type="float" office:value="0" calcext:value-type="float">
            <text:p>0</text:p>
          </table:table-cell>
          <table:table-cell table:style-name="ce85"/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]+[.A10]" office:value-type="float" office:value="120" calcext:value-type="float">
            <text:p>12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9]+[.H10]" office:value-type="float" office:value="156" calcext:value-type="float">
            <text:p>156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80" office:value-type="float" office:value="190" calcext:value-type="float">
            <text:p>190</text:p>
          </table:table-cell>
          <table:table-cell table:style-name="ce81" office:value-type="float" office:value="40" calcext:value-type="float">
            <text:p>40</text:p>
          </table:table-cell>
          <table:table-cell table:style-name="ce81" table:formula="of:=[.Q9]+[.P10]" office:value-type="float" office:value="40" calcext:value-type="float">
            <text:p>40</text:p>
          </table:table-cell>
          <table:table-cell table:style-name="ce84" table:formula="of:=[.Q10]-200" office:value-type="float" office:value="-160" calcext:value-type="float">
            <text:p>-16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0]+[.A11]" office:value-type="float" office:value="126" calcext:value-type="float">
            <text:p>12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0]+[.H11]" office:value-type="float" office:value="162" calcext:value-type="float">
            <text:p>162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style-name="ce80" office:value-type="float" office:value="200" calcext:value-type="float">
            <text:p>200</text:p>
          </table:table-cell>
          <table:table-cell table:style-name="ce81" office:value-type="float" office:value="20" calcext:value-type="float">
            <text:p>20</text:p>
          </table:table-cell>
          <table:table-cell table:style-name="ce81" table:formula="of:=[.Q10]+[.P11]" office:value-type="float" office:value="60" calcext:value-type="float">
            <text:p>60</text:p>
          </table:table-cell>
          <table:table-cell table:style-name="ce84" table:formula="of:=[.R10]+[.P11]" office:value-type="float" office:value="-140" calcext:value-type="float">
            <text:p>-14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1]+[.A12]" office:value-type="float" office:value="132" calcext:value-type="float">
            <text:p>13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60" calcext:value-type="float">
            <text:p>6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1]+[.H12]" office:value-type="float" office:value="168" calcext:value-type="float">
            <text:p>168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75" calcext:value-type="float">
            <text:p>75</text:p>
          </table:table-cell>
          <table:table-cell table:style-name="ce71" office:value-type="float" office:value="250" calcext:value-type="float">
            <text:p>250</text:p>
          </table:table-cell>
          <table:table-cell table:style-name="ce80" office:value-type="float" office:value="210" calcext:value-type="float">
            <text:p>210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formula="of:=[.Q11]+[.P12]" office:value-type="float" office:value="70" calcext:value-type="float">
            <text:p>70</text:p>
          </table:table-cell>
          <table:table-cell table:style-name="ce84" table:formula="of:=[.R11]+[.P12]" office:value-type="float" office:value="-130" calcext:value-type="float">
            <text:p>-13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2]+[.A13]" office:value-type="float" office:value="138" calcext:value-type="float">
            <text:p>13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2]+[.H13]" office:value-type="float" office:value="174" calcext:value-type="float">
            <text:p>174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80" office:value-type="float" office:value="220" calcext:value-type="float">
            <text:p>220</text:p>
          </table:table-cell>
          <table:table-cell table:style-name="ce81" office:value-type="float" office:value="20" calcext:value-type="float">
            <text:p>20</text:p>
          </table:table-cell>
          <table:table-cell table:style-name="ce81" table:formula="of:=[.Q12]+[.P13]" office:value-type="float" office:value="90" calcext:value-type="float">
            <text:p>90</text:p>
          </table:table-cell>
          <table:table-cell table:style-name="ce84" table:formula="of:=[.R12]+[.P13]" office:value-type="float" office:value="-110" calcext:value-type="float">
            <text:p>-11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3]+[.A14]" office:value-type="float" office:value="144" calcext:value-type="float">
            <text:p>14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3]+[.H14]" office:value-type="float" office:value="180" calcext:value-type="float">
            <text:p>180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style-name="ce80" office:value-type="float" office:value="230" calcext:value-type="float">
            <text:p>230</text:p>
          </table:table-cell>
          <table:table-cell table:style-name="ce81" office:value-type="float" office:value="55" calcext:value-type="float">
            <text:p>55</text:p>
          </table:table-cell>
          <table:table-cell table:style-name="ce81" table:formula="of:=[.Q13]+[.P14]" office:value-type="float" office:value="145" calcext:value-type="float">
            <text:p>145</text:p>
          </table:table-cell>
          <table:table-cell table:style-name="ce84" table:formula="of:=[.R13]+[.P14]" office:value-type="float" office:value="-55" calcext:value-type="float">
            <text:p>-55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4]+[.A15]" office:value-type="float" office:value="150" calcext:value-type="float">
            <text:p>15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80" calcext:value-type="float">
            <text:p>80</text:p>
          </table:table-cell>
          <table:table-cell table:style-name="ce71" office:value-type="float" office:value="250" calcext:value-type="float">
            <text:p>250</text:p>
          </table:table-cell>
          <table:table-cell table:style-name="ce76" office:value-type="float" office:value="6" calcext:value-type="float">
            <text:p>6</text:p>
          </table:table-cell>
          <table:table-cell table:style-name="ce50" table:formula="of:=[.I14]+[.H15]" office:value-type="float" office:value="186" calcext:value-type="float">
            <text:p>186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100" calcext:value-type="float">
            <text:p>100</text:p>
          </table:table-cell>
          <table:table-cell table:style-name="ce70"/>
          <table:table-cell table:style-name="ce80" office:value-type="float" office:value="240" calcext:value-type="float">
            <text:p>240</text:p>
          </table:table-cell>
          <table:table-cell table:style-name="ce82" office:value-type="float" office:value="50" calcext:value-type="float">
            <text:p>50</text:p>
          </table:table-cell>
          <table:table-cell table:style-name="ce81" table:formula="of:=[.Q14]+[.P15]" office:value-type="float" office:value="195" calcext:value-type="float">
            <text:p>195</text:p>
          </table:table-cell>
          <table:table-cell table:style-name="ce84" table:formula="of:=[.R14]+[.P15]" office:value-type="float" office:value="-5" calcext:value-type="float">
            <text:p>-5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5]+[.A16]" office:value-type="float" office:value="156" calcext:value-type="float">
            <text:p>15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5]+[.H16]" office:value-type="float" office:value="192" calcext:value-type="float">
            <text:p>192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80" office:value-type="float" office:value="250" calcext:value-type="float">
            <text:p>250</text:p>
          </table:table-cell>
          <table:table-cell table:style-name="ce81" office:value-type="float" office:value="75" calcext:value-type="float">
            <text:p>75</text:p>
          </table:table-cell>
          <table:table-cell table:style-name="ce81" table:formula="of:=[.Q15]+[.P16]" office:value-type="float" office:value="270" calcext:value-type="float">
            <text:p>270</text:p>
          </table:table-cell>
          <table:table-cell table:style-name="ce84" table:formula="of:=[.R15]+[.P16]" office:value-type="float" office:value="70" calcext:value-type="float">
            <text:p>7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6]+[.A17]" office:value-type="float" office:value="162" calcext:value-type="float">
            <text:p>16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6]+[.H17]" office:value-type="float" office:value="198" calcext:value-type="float">
            <text:p>198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style-name="ce80" office:value-type="float" office:value="260" calcext:value-type="float">
            <text:p>260</text:p>
          </table:table-cell>
          <table:table-cell table:style-name="ce81" office:value-type="float" office:value="85" calcext:value-type="float">
            <text:p>85</text:p>
          </table:table-cell>
          <table:table-cell table:style-name="ce81" table:formula="of:=[.Q16]+[.P17]" office:value-type="float" office:value="355" calcext:value-type="float">
            <text:p>355</text:p>
          </table:table-cell>
          <table:table-cell table:style-name="ce84" table:formula="of:=[.R16]+[.P17]" office:value-type="float" office:value="155" calcext:value-type="float">
            <text:p>155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7]+[.A18]" office:value-type="float" office:value="168" calcext:value-type="float">
            <text:p>16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100" calcext:value-type="float">
            <text:p>10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7]+[.H18]" office:value-type="float" office:value="204" calcext:value-type="float">
            <text:p>204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125" calcext:value-type="float">
            <text:p>125</text:p>
          </table:table-cell>
          <table:table-cell table:style-name="ce70"/>
          <table:table-cell table:style-name="ce80" office:value-type="float" office:value="270" calcext:value-type="float">
            <text:p>270</text:p>
          </table:table-cell>
          <table:table-cell table:style-name="ce81" office:value-type="float" office:value="185" calcext:value-type="float">
            <text:p>185</text:p>
          </table:table-cell>
          <table:table-cell table:style-name="ce81" table:formula="of:=[.Q17]+[.P18]" office:value-type="float" office:value="540" calcext:value-type="float">
            <text:p>540</text:p>
          </table:table-cell>
          <table:table-cell table:style-name="ce84" table:formula="of:=[.R17]+[.P18]" office:value-type="float" office:value="340" calcext:value-type="float">
            <text:p>34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8]+[.A19]" office:value-type="float" office:value="174" calcext:value-type="float">
            <text:p>17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8]+[.H19]" office:value-type="float" office:value="210" calcext:value-type="float">
            <text:p>210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80" office:value-type="float" office:value="280" calcext:value-type="float">
            <text:p>280</text:p>
          </table:table-cell>
          <table:table-cell table:style-name="ce82" office:value-type="float" office:value="85" calcext:value-type="float">
            <text:p>85</text:p>
          </table:table-cell>
          <table:table-cell table:style-name="ce81" table:formula="of:=[.Q18]+[.P19]" office:value-type="float" office:value="625" calcext:value-type="float">
            <text:p>625</text:p>
          </table:table-cell>
          <table:table-cell table:style-name="ce84" table:formula="of:=[.R18]+[.P19]" office:value-type="float" office:value="425" calcext:value-type="float">
            <text:p>425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9]+[.A20]" office:value-type="float" office:value="180" calcext:value-type="float">
            <text:p>18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9]+[.H20]" office:value-type="float" office:value="216" calcext:value-type="float">
            <text:p>216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style-name="ce80" office:value-type="float" office:value="290" calcext:value-type="float">
            <text:p>290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formula="of:=[.Q19]+[.P20]" office:value-type="float" office:value="685" calcext:value-type="float">
            <text:p>685</text:p>
          </table:table-cell>
          <table:table-cell table:style-name="ce84" table:formula="of:=[.R19]+[.P20]" office:value-type="float" office:value="485" calcext:value-type="float">
            <text:p>485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0]+[.A21]" office:value-type="float" office:value="186" calcext:value-type="float">
            <text:p>18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120" calcext:value-type="float">
            <text:p>12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0]+[.H21]" office:value-type="float" office:value="222" calcext:value-type="float">
            <text:p>222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150" calcext:value-type="float">
            <text:p>150</text:p>
          </table:table-cell>
          <table:table-cell table:style-name="ce70"/>
          <table:table-cell table:style-name="ce80" office:value-type="float" office:value="300" calcext:value-type="float">
            <text:p>300</text:p>
          </table:table-cell>
          <table:table-cell table:style-name="ce81" office:value-type="float" office:value="75" calcext:value-type="float">
            <text:p>75</text:p>
          </table:table-cell>
          <table:table-cell table:style-name="ce81" table:formula="of:=[.Q20]+[.P21]" office:value-type="float" office:value="760" calcext:value-type="float">
            <text:p>760</text:p>
          </table:table-cell>
          <table:table-cell table:style-name="ce84" table:formula="of:=[.R20]+[.P21]" office:value-type="float" office:value="560" calcext:value-type="float">
            <text:p>56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1]+[.A22]" office:value-type="float" office:value="192" calcext:value-type="float">
            <text:p>19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1]+[.H22]" office:value-type="float" office:value="228" calcext:value-type="float">
            <text:p>228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2]+[.A23]" office:value-type="float" office:value="198" calcext:value-type="float">
            <text:p>19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2]+[.H23]" office:value-type="float" office:value="234" calcext:value-type="float">
            <text:p>234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3]+[.A24]" office:value-type="float" office:value="204" calcext:value-type="float">
            <text:p>20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140" calcext:value-type="float">
            <text:p>14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3]+[.H24]" office:value-type="float" office:value="240" calcext:value-type="float">
            <text:p>240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175" calcext:value-type="float">
            <text:p>175</text:p>
          </table:table-cell>
          <table:table-cell table:style-name="ce71" office:value-type="float" office:value="260" calcext:value-type="float">
            <text:p>260</text:p>
          </table:table-cell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4]+[.A25]" office:value-type="float" office:value="210" calcext:value-type="float">
            <text:p>21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4]+[.H25]" office:value-type="float" office:value="246" calcext:value-type="float">
            <text:p>246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5]+[.A26]" office:value-type="float" office:value="216" calcext:value-type="float">
            <text:p>21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5]+[.H26]" office:value-type="float" office:value="252" calcext:value-type="float">
            <text:p>252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6]+[.A27]" office:value-type="float" office:value="222" calcext:value-type="float">
            <text:p>22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160" calcext:value-type="float">
            <text:p>160</text:p>
          </table:table-cell>
          <table:table-cell table:style-name="ce71" office:value-type="float" office:value="260" calcext:value-type="float">
            <text:p>260</text:p>
          </table:table-cell>
          <table:table-cell table:style-name="ce76" office:value-type="float" office:value="6" calcext:value-type="float">
            <text:p>6</text:p>
          </table:table-cell>
          <table:table-cell table:style-name="ce50" table:formula="of:=[.I26]+[.H27]" office:value-type="float" office:value="258" calcext:value-type="float">
            <text:p>258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200" calcext:value-type="float">
            <text:p>20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7]+[.A28]" office:value-type="float" office:value="228" calcext:value-type="float">
            <text:p>22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7]+[.H28]" office:value-type="float" office:value="264" calcext:value-type="float">
            <text:p>264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8]+[.A29]" office:value-type="float" office:value="234" calcext:value-type="float">
            <text:p>23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8]+[.H29]" office:value-type="float" office:value="270" calcext:value-type="float">
            <text:p>270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9]+[.A30]" office:value-type="float" office:value="240" calcext:value-type="float">
            <text:p>24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180" calcext:value-type="float">
            <text:p>18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9]+[.H30]" office:value-type="float" office:value="276" calcext:value-type="float">
            <text:p>276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225" calcext:value-type="float">
            <text:p>22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0]+[.A31]" office:value-type="float" office:value="246" calcext:value-type="float">
            <text:p>24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0]+[.H31]" office:value-type="float" office:value="282" calcext:value-type="float">
            <text:p>282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1]+[.A32]" office:value-type="float" office:value="252" calcext:value-type="float">
            <text:p>25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1]+[.H32]" office:value-type="float" office:value="288" calcext:value-type="float">
            <text:p>288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2]+[.A33]" office:value-type="float" office:value="258" calcext:value-type="float">
            <text:p>25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200" calcext:value-type="float">
            <text:p>20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2]+[.H33]" office:value-type="float" office:value="294" calcext:value-type="float">
            <text:p>294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250" calcext:value-type="float">
            <text:p>25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3]+[.A34]" office:value-type="float" office:value="264" calcext:value-type="float">
            <text:p>26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3]+[.H34]" office:value-type="float" office:value="300" calcext:value-type="float">
            <text:p>300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4]+[.A35]" office:value-type="float" office:value="270" calcext:value-type="float">
            <text:p>27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4]+[.H35]" office:value-type="float" office:value="306" calcext:value-type="float">
            <text:p>306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5]+[.A36]" office:value-type="float" office:value="276" calcext:value-type="float">
            <text:p>27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220" calcext:value-type="float">
            <text:p>22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5]+[.H36]" office:value-type="float" office:value="312" calcext:value-type="float">
            <text:p>312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275" calcext:value-type="float">
            <text:p>27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6]+[.A37]" office:value-type="float" office:value="282" calcext:value-type="float">
            <text:p>28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6]+[.H37]" office:value-type="float" office:value="318" calcext:value-type="float">
            <text:p>318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7]+[.A38]" office:value-type="float" office:value="288" calcext:value-type="float">
            <text:p>28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7]+[.H38]" office:value-type="float" office:value="324" calcext:value-type="float">
            <text:p>324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8]+[.A39]" office:value-type="float" office:value="294" calcext:value-type="float">
            <text:p>29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240" calcext:value-type="float">
            <text:p>24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8]+[.H39]" office:value-type="float" office:value="330" calcext:value-type="float">
            <text:p>330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300" calcext:value-type="float">
            <text:p>30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9]+[.A40]" office:value-type="float" office:value="300" calcext:value-type="float">
            <text:p>30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9]+[.H40]" office:value-type="float" office:value="336" calcext:value-type="float">
            <text:p>336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0]+[.A41]" office:value-type="float" office:value="306" calcext:value-type="float">
            <text:p>30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0]+[.H41]" office:value-type="float" office:value="342" calcext:value-type="float">
            <text:p>342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1]+[.A42]" office:value-type="float" office:value="312" calcext:value-type="float">
            <text:p>31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260" calcext:value-type="float">
            <text:p>26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1]+[.H42]" office:value-type="float" office:value="348" calcext:value-type="float">
            <text:p>348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325" calcext:value-type="float">
            <text:p>32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2]+[.A43]" office:value-type="float" office:value="318" calcext:value-type="float">
            <text:p>31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2]+[.H43]" office:value-type="float" office:value="354" calcext:value-type="float">
            <text:p>354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3]+[.A44]" office:value-type="float" office:value="324" calcext:value-type="float">
            <text:p>32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3]+[.H44]" office:value-type="float" office:value="360" calcext:value-type="float">
            <text:p>360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4]+[.A45]" office:value-type="float" office:value="330" calcext:value-type="float">
            <text:p>33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280" calcext:value-type="float">
            <text:p>28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4]+[.H45]" office:value-type="float" office:value="366" calcext:value-type="float">
            <text:p>366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350" calcext:value-type="float">
            <text:p>350</text:p>
          </table:table-cell>
          <table:table-cell table:style-name="ce71" office:value-type="float" office:value="270" calcext:value-type="float">
            <text:p>270</text:p>
          </table:table-cell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5]+[.A46]" office:value-type="float" office:value="336" calcext:value-type="float">
            <text:p>33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5]+[.H46]" office:value-type="float" office:value="372" calcext:value-type="float">
            <text:p>372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6]+[.A47]" office:value-type="float" office:value="342" calcext:value-type="float">
            <text:p>34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6]+[.H47]" office:value-type="float" office:value="378" calcext:value-type="float">
            <text:p>378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7]+[.A48]" office:value-type="float" office:value="348" calcext:value-type="float">
            <text:p>34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300" calcext:value-type="float">
            <text:p>30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7]+[.H48]" office:value-type="float" office:value="384" calcext:value-type="float">
            <text:p>384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375" calcext:value-type="float">
            <text:p>37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8]+[.A49]" office:value-type="float" office:value="354" calcext:value-type="float">
            <text:p>35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8]+[.H49]" office:value-type="float" office:value="390" calcext:value-type="float">
            <text:p>390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9]+[.A50]" office:value-type="float" office:value="360" calcext:value-type="float">
            <text:p>36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9]+[.H50]" office:value-type="float" office:value="396" calcext:value-type="float">
            <text:p>396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0]+[.A51]" office:value-type="float" office:value="366" calcext:value-type="float">
            <text:p>36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320" calcext:value-type="float">
            <text:p>32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0]+[.H51]" office:value-type="float" office:value="402" calcext:value-type="float">
            <text:p>402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400" calcext:value-type="float">
            <text:p>40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1]+[.A52]" office:value-type="float" office:value="372" calcext:value-type="float">
            <text:p>37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1]+[.H52]" office:value-type="float" office:value="408" calcext:value-type="float">
            <text:p>408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2]+[.A53]" office:value-type="float" office:value="378" calcext:value-type="float">
            <text:p>37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2]+[.H53]" office:value-type="float" office:value="414" calcext:value-type="float">
            <text:p>414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3]+[.A54]" office:value-type="float" office:value="384" calcext:value-type="float">
            <text:p>38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340" calcext:value-type="float">
            <text:p>340</text:p>
          </table:table-cell>
          <table:table-cell table:style-name="ce71" office:value-type="float" office:value="270" calcext:value-type="float">
            <text:p>270</text:p>
          </table:table-cell>
          <table:table-cell table:style-name="ce76" office:value-type="float" office:value="6" calcext:value-type="float">
            <text:p>6</text:p>
          </table:table-cell>
          <table:table-cell table:style-name="ce50" table:formula="of:=[.I53]+[.H54]" office:value-type="float" office:value="420" calcext:value-type="float">
            <text:p>420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425" calcext:value-type="float">
            <text:p>425</text:p>
          </table:table-cell>
          <table:table-cell table:style-name="ce71" office:value-type="float" office:value="280" calcext:value-type="float">
            <text:p>280</text:p>
          </table:table-cell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4]+[.A55]" office:value-type="float" office:value="390" calcext:value-type="float">
            <text:p>39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4]+[.H55]" office:value-type="float" office:value="426" calcext:value-type="float">
            <text:p>426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5]+[.A56]" office:value-type="float" office:value="396" calcext:value-type="float">
            <text:p>39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5]+[.H56]" office:value-type="float" office:value="432" calcext:value-type="float">
            <text:p>432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6]+[.A57]" office:value-type="float" office:value="402" calcext:value-type="float">
            <text:p>40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360" calcext:value-type="float">
            <text:p>36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6]+[.H57]" office:value-type="float" office:value="438" calcext:value-type="float">
            <text:p>438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450" calcext:value-type="float">
            <text:p>45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7]+[.A58]" office:value-type="float" office:value="408" calcext:value-type="float">
            <text:p>40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7]+[.H58]" office:value-type="float" office:value="444" calcext:value-type="float">
            <text:p>444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8]+[.A59]" office:value-type="float" office:value="414" calcext:value-type="float">
            <text:p>41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8]+[.H59]" office:value-type="float" office:value="450" calcext:value-type="float">
            <text:p>450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9]+[.A60]" office:value-type="float" office:value="420" calcext:value-type="float">
            <text:p>42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380" calcext:value-type="float">
            <text:p>38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9]+[.H60]" office:value-type="float" office:value="456" calcext:value-type="float">
            <text:p>456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475" calcext:value-type="float">
            <text:p>47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0]+[.A61]" office:value-type="float" office:value="426" calcext:value-type="float">
            <text:p>42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60]+[.H61]" office:value-type="float" office:value="462" calcext:value-type="float">
            <text:p>462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1]+[.A62]" office:value-type="float" office:value="432" calcext:value-type="float">
            <text:p>43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61]+[.H62]" office:value-type="float" office:value="468" calcext:value-type="float">
            <text:p>468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2]+[.A63]" office:value-type="float" office:value="438" calcext:value-type="float">
            <text:p>43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400" calcext:value-type="float">
            <text:p>40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62]+[.H63]" office:value-type="float" office:value="474" calcext:value-type="float">
            <text:p>474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500" calcext:value-type="float">
            <text:p>500</text:p>
          </table:table-cell>
          <table:table-cell table:style-name="ce71" office:value-type="float" office:value="290" calcext:value-type="float">
            <text:p>290</text:p>
          </table:table-cell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3]+[.A64]" office:value-type="float" office:value="444" calcext:value-type="float">
            <text:p>44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63]+[.H64]" office:value-type="float" office:value="480" calcext:value-type="float">
            <text:p>480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4]+[.A65]" office:value-type="float" office:value="450" calcext:value-type="float">
            <text:p>45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64]+[.H65]" office:value-type="float" office:value="486" calcext:value-type="float">
            <text:p>486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5]+[.A66]" office:value-type="float" office:value="456" calcext:value-type="float">
            <text:p>45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420" calcext:value-type="float">
            <text:p>42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65]+[.H66]" office:value-type="float" office:value="492" calcext:value-type="float">
            <text:p>492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525" calcext:value-type="float">
            <text:p>52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6]+[.A67]" office:value-type="float" office:value="462" calcext:value-type="float">
            <text:p>46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66]+[.H67]" office:value-type="float" office:value="498" calcext:value-type="float">
            <text:p>498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7]+[.A68]" office:value-type="float" office:value="468" calcext:value-type="float">
            <text:p>46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67]+[.H68]" office:value-type="float" office:value="504" calcext:value-type="float">
            <text:p>504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8]+[.A69]" office:value-type="float" office:value="474" calcext:value-type="float">
            <text:p>47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440" calcext:value-type="float">
            <text:p>440</text:p>
          </table:table-cell>
          <table:table-cell table:style-name="ce71" office:value-type="float" office:value="280" calcext:value-type="float">
            <text:p>280</text:p>
          </table:table-cell>
          <table:table-cell table:style-name="ce46" office:value-type="float" office:value="6" calcext:value-type="float">
            <text:p>6</text:p>
          </table:table-cell>
          <table:table-cell table:style-name="ce50" table:formula="of:=[.I68]+[.H69]" office:value-type="float" office:value="510" calcext:value-type="float">
            <text:p>510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550" calcext:value-type="float">
            <text:p>55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9]+[.A70]" office:value-type="float" office:value="480" calcext:value-type="float">
            <text:p>48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69]+[.H70]" office:value-type="float" office:value="516" calcext:value-type="float">
            <text:p>516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0]+[.A71]" office:value-type="float" office:value="486" calcext:value-type="float">
            <text:p>48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70]+[.H71]" office:value-type="float" office:value="522" calcext:value-type="float">
            <text:p>522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1]+[.A72]" office:value-type="float" office:value="492" calcext:value-type="float">
            <text:p>49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460" calcext:value-type="float">
            <text:p>460</text:p>
          </table:table-cell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71]+[.H72]" office:value-type="float" office:value="528" calcext:value-type="float">
            <text:p>528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575" calcext:value-type="float">
            <text:p>575</text:p>
          </table:table-cell>
          <table:table-cell table:style-name="ce71"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2]+[.A73]" office:value-type="float" office:value="498" calcext:value-type="float">
            <text:p>49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72]+[.H73]" office:value-type="float" office:value="534" calcext:value-type="float">
            <text:p>534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3]+[.A74]" office:value-type="float" office:value="504" calcext:value-type="float">
            <text:p>50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73]+[.H74]" office:value-type="float" office:value="540" calcext:value-type="float">
            <text:p>540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4]+[.A75]" office:value-type="float" office:value="510" calcext:value-type="float">
            <text:p>51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480" calcext:value-type="float">
            <text:p>48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74]+[.H75]" office:value-type="float" office:value="546" calcext:value-type="float">
            <text:p>546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600" calcext:value-type="float">
            <text:p>60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5]+[.A76]" office:value-type="float" office:value="516" calcext:value-type="float">
            <text:p>51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75]+[.H76]" office:value-type="float" office:value="552" calcext:value-type="float">
            <text:p>552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6]+[.A77]" office:value-type="float" office:value="522" calcext:value-type="float">
            <text:p>52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76]+[.H77]" office:value-type="float" office:value="558" calcext:value-type="float">
            <text:p>558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7]+[.A78]" office:value-type="float" office:value="528" calcext:value-type="float">
            <text:p>52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500" calcext:value-type="float">
            <text:p>500</text:p>
          </table:table-cell>
          <table:table-cell table:style-name="ce71" office:value-type="float" office:value="290" calcext:value-type="float">
            <text:p>290</text:p>
          </table:table-cell>
          <table:table-cell table:style-name="ce46" office:value-type="float" office:value="6" calcext:value-type="float">
            <text:p>6</text:p>
          </table:table-cell>
          <table:table-cell table:style-name="ce50" table:formula="of:=[.I77]+[.H78]" office:value-type="float" office:value="564" calcext:value-type="float">
            <text:p>564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625" calcext:value-type="float">
            <text:p>62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8]+[.A79]" office:value-type="float" office:value="534" calcext:value-type="float">
            <text:p>53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78]+[.H79]" office:value-type="float" office:value="570" calcext:value-type="float">
            <text:p>570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9]+[.A80]" office:value-type="float" office:value="540" calcext:value-type="float">
            <text:p>54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79]+[.H80]" office:value-type="float" office:value="576" calcext:value-type="float">
            <text:p>576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80]+[.A81]" office:value-type="float" office:value="546" calcext:value-type="float">
            <text:p>54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520" calcext:value-type="float">
            <text:p>520</text:p>
          </table:table-cell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80]+[.H81]" office:value-type="float" office:value="582" calcext:value-type="float">
            <text:p>582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650" calcext:value-type="float">
            <text:p>65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81]+[.A82]" office:value-type="float" office:value="552" calcext:value-type="float">
            <text:p>55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81]+[.H82]" office:value-type="float" office:value="588" calcext:value-type="float">
            <text:p>588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82]+[.A83]" office:value-type="float" office:value="558" calcext:value-type="float">
            <text:p>55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82]+[.H83]" office:value-type="float" office:value="594" calcext:value-type="float">
            <text:p>594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83]+[.A84]" office:value-type="float" office:value="564" calcext:value-type="float">
            <text:p>56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540" calcext:value-type="float">
            <text:p>540</text:p>
          </table:table-cell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83]+[.H84]" office:value-type="float" office:value="600" calcext:value-type="float">
            <text:p>600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675" calcext:value-type="float">
            <text:p>67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84]+[.A85]" office:value-type="float" office:value="570" calcext:value-type="float">
            <text:p>57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84]+[.H85]" office:value-type="float" office:value="606" calcext:value-type="float">
            <text:p>606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85]+[.A86]" office:value-type="float" office:value="576" calcext:value-type="float">
            <text:p>57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85]+[.H86]" office:value-type="float" office:value="612" calcext:value-type="float">
            <text:p>612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86]+[.A87]" office:value-type="float" office:value="582" calcext:value-type="float">
            <text:p>58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560" calcext:value-type="float">
            <text:p>560</text:p>
          </table:table-cell>
          <table:table-cell table:style-name="ce71" office:value-type="float" office:value="300" calcext:value-type="float">
            <text:p>300</text:p>
          </table:table-cell>
          <table:table-cell table:style-name="ce76" office:value-type="float" office:value="6" calcext:value-type="float">
            <text:p>6</text:p>
          </table:table-cell>
          <table:table-cell table:style-name="ce50" table:formula="of:=[.I86]+[.H87]" office:value-type="float" office:value="618" calcext:value-type="float">
            <text:p>618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700" calcext:value-type="float">
            <text:p>70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87]+[.A88]" office:value-type="float" office:value="588" calcext:value-type="float">
            <text:p>58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87]+[.H88]" office:value-type="float" office:value="624" calcext:value-type="float">
            <text:p>624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88]+[.A89]" office:value-type="float" office:value="594" calcext:value-type="float">
            <text:p>59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88]+[.H89]" office:value-type="float" office:value="630" calcext:value-type="float">
            <text:p>630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89]+[.A90]" office:value-type="float" office:value="600" calcext:value-type="float">
            <text:p>60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580" calcext:value-type="float">
            <text:p>58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89]+[.H90]" office:value-type="float" office:value="636" calcext:value-type="float">
            <text:p>636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725" calcext:value-type="float">
            <text:p>72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0]+[.A91]" office:value-type="float" office:value="606" calcext:value-type="float">
            <text:p>60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90]+[.H91]" office:value-type="float" office:value="642" calcext:value-type="float">
            <text:p>642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1]+[.A92]" office:value-type="float" office:value="612" calcext:value-type="float">
            <text:p>61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91]+[.H92]" office:value-type="float" office:value="648" calcext:value-type="float">
            <text:p>648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2]+[.A93]" office:value-type="float" office:value="618" calcext:value-type="float">
            <text:p>61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600" calcext:value-type="float">
            <text:p>60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92]+[.H93]" office:value-type="float" office:value="654" calcext:value-type="float">
            <text:p>654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750" calcext:value-type="float">
            <text:p>75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3]+[.A94]" office:value-type="float" office:value="624" calcext:value-type="float">
            <text:p>62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93]+[.H94]" office:value-type="float" office:value="660" calcext:value-type="float">
            <text:p>660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4]+[.A95]" office:value-type="float" office:value="630" calcext:value-type="float">
            <text:p>63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94]+[.H95]" office:value-type="float" office:value="666" calcext:value-type="float">
            <text:p>666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5]+[.A96]" office:value-type="float" office:value="636" calcext:value-type="float">
            <text:p>63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620" calcext:value-type="float">
            <text:p>620</text:p>
          </table:table-cell>
          <table:table-cell table:style-name="ce72"/>
          <table:table-cell table:style-name="ce77" office:value-type="float" office:value="6" calcext:value-type="float">
            <text:p>6</text:p>
          </table:table-cell>
          <table:table-cell table:style-name="ce50" table:formula="of:=[.I95]+[.H96]" office:value-type="float" office:value="672" calcext:value-type="float">
            <text:p>672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775" calcext:value-type="float">
            <text:p>775</text:p>
          </table:table-cell>
          <table:table-cell table:style-name="ce73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6]+[.A97]" office:value-type="float" office:value="642" calcext:value-type="float">
            <text:p>64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2"/>
          <table:table-cell table:style-name="ce77" office:value-type="float" office:value="6" calcext:value-type="float">
            <text:p>6</text:p>
          </table:table-cell>
          <table:table-cell table:style-name="ce50" table:formula="of:=[.I96]+[.H97]" office:value-type="float" office:value="678" calcext:value-type="float">
            <text:p>678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3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7]+[.A98]" office:value-type="float" office:value="648" calcext:value-type="float">
            <text:p>64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2"/>
          <table:table-cell table:style-name="ce77" office:value-type="float" office:value="6" calcext:value-type="float">
            <text:p>6</text:p>
          </table:table-cell>
          <table:table-cell table:style-name="ce50" table:formula="of:=[.I97]+[.H98]" office:value-type="float" office:value="684" calcext:value-type="float">
            <text:p>684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3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8]+[.A99]" office:value-type="float" office:value="654" calcext:value-type="float">
            <text:p>65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640" calcext:value-type="float">
            <text:p>640</text:p>
          </table:table-cell>
          <table:table-cell table:style-name="ce72"/>
          <table:table-cell table:style-name="ce77" office:value-type="float" office:value="6" calcext:value-type="float">
            <text:p>6</text:p>
          </table:table-cell>
          <table:table-cell table:style-name="ce50" table:formula="of:=[.I98]+[.H99]" office:value-type="float" office:value="690" calcext:value-type="float">
            <text:p>690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800" calcext:value-type="float">
            <text:p>800</text:p>
          </table:table-cell>
          <table:table-cell table:style-name="ce73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9]+[.A100]" office:value-type="float" office:value="660" calcext:value-type="float">
            <text:p>66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00]+[.A101]" office:value-type="float" office:value="666" calcext:value-type="float">
            <text:p>66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01]+[.A102]" office:value-type="float" office:value="672" calcext:value-type="float">
            <text:p>67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660" calcext:value-type="float">
            <text:p>660</text:p>
          </table:table-cell>
          <table:table-cell table:style-name="ce70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55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02]+[.A103]" office:value-type="float" office:value="678" calcext:value-type="float">
            <text:p>67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03]+[.A104]" office:value-type="float" office:value="684" calcext:value-type="float">
            <text:p>68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04]+[.A105]" office:value-type="float" office:value="690" calcext:value-type="float">
            <text:p>69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680" calcext:value-type="float">
            <text:p>680</text:p>
          </table:table-cell>
          <table:table-cell table:style-name="ce70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55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05]+[.A106]" office:value-type="float" office:value="696" calcext:value-type="float">
            <text:p>69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06]+[.A107]" office:value-type="float" office:value="702" calcext:value-type="float">
            <text:p>70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07]+[.A108]" office:value-type="float" office:value="708" calcext:value-type="float">
            <text:p>70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700" calcext:value-type="float">
            <text:p>700</text:p>
          </table:table-cell>
          <table:table-cell table:style-name="ce70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08]+[.A109]" office:value-type="float" office:value="714" calcext:value-type="float">
            <text:p>71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09]+[.A110]" office:value-type="float" office:value="720" calcext:value-type="float">
            <text:p>72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10]+[.A111]" office:value-type="float" office:value="726" calcext:value-type="float">
            <text:p>72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720" calcext:value-type="float">
            <text:p>720</text:p>
          </table:table-cell>
          <table:table-cell table:style-name="ce70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55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11]+[.A112]" office:value-type="float" office:value="732" calcext:value-type="float">
            <text:p>73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12]+[.A113]" office:value-type="float" office:value="738" calcext:value-type="float">
            <text:p>73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13]+[.A114]" office:value-type="float" office:value="744" calcext:value-type="float">
            <text:p>74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740" calcext:value-type="float">
            <text:p>740</text:p>
          </table:table-cell>
          <table:table-cell table:style-name="ce70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55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14]+[.A115]" office:value-type="float" office:value="750" calcext:value-type="float">
            <text:p>75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15]+[.A116]" office:value-type="float" office:value="756" calcext:value-type="float">
            <text:p>75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16]+[.A117]" office:value-type="float" office:value="762" calcext:value-type="float">
            <text:p>76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760" calcext:value-type="float">
            <text:p>760</text:p>
          </table:table-cell>
          <table:table-cell table:style-name="ce70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55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17]+[.A118]" office:value-type="float" office:value="768" calcext:value-type="float">
            <text:p>76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18]+[.A119]" office:value-type="float" office:value="774" calcext:value-type="float">
            <text:p>77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7" office:value-type="float" office:value="6" calcext:value-type="float">
            <text:p>6</text:p>
          </table:table-cell>
          <table:table-cell table:style-name="ce50" table:formula="of:=[.B119]+[.A120]" office:value-type="float" office:value="780" calcext:value-type="float">
            <text:p>78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780" calcext:value-type="float">
            <text:p>780</text:p>
          </table:table-cell>
          <table:table-cell table:style-name="ce73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55"/>
          <table:table-cell table:number-columns-repeated="1010"/>
        </table:table-row>
        <table:table-row table:style-name="ro1">
          <table:table-cell table:style-name="ce47" office:value-type="float" office:value="6" calcext:value-type="float">
            <text:p>6</text:p>
          </table:table-cell>
          <table:table-cell table:style-name="ce50" table:formula="of:=[.B120]+[.A121]" office:value-type="float" office:value="786" calcext:value-type="float">
            <text:p>78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3"/>
          <table:table-cell table:number-columns-repeated="1017"/>
        </table:table-row>
        <table:table-row table:style-name="ro1">
          <table:table-cell table:style-name="ce47" office:value-type="float" office:value="6" calcext:value-type="float">
            <text:p>6</text:p>
          </table:table-cell>
          <table:table-cell table:style-name="ce50" table:formula="of:=[.B121]+[.A122]" office:value-type="float" office:value="792" calcext:value-type="float">
            <text:p>79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3"/>
          <table:table-cell table:number-columns-repeated="1017"/>
        </table:table-row>
        <table:table-row table:style-name="ro1">
          <table:table-cell table:style-name="ce47" office:value-type="float" office:value="6" calcext:value-type="float">
            <text:p>6</text:p>
          </table:table-cell>
          <table:table-cell table:style-name="ce50" table:formula="of:=[.B122]+[.A123]" office:value-type="float" office:value="798" calcext:value-type="float">
            <text:p>79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800" calcext:value-type="float">
            <text:p>800</text:p>
          </table:table-cell>
          <table:table-cell table:style-name="ce73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68"/>
          <table:table-cell table:style-name="ce55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55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68"/>
          <table:table-cell table:style-name="ce55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74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68"/>
          <table:table-cell table:style-name="ce55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55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68"/>
          <table:table-cell table:style-name="ce74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55"/>
          <table:table-cell table:number-columns-repeated="1010"/>
        </table:table-row>
        <table:table-row table:style-name="ro2" table:number-rows-repeated="559">
          <table:table-cell table:number-columns-repeated="1024"/>
        </table:table-row>
        <table:table-row table:style-name="ro1">
          <table:table-cell table:number-columns-repeated="6"/>
          <table:table-cell table:style-name="ce75" table:number-columns-repeated="2"/>
          <table:table-cell table:number-columns-repeated="1016"/>
        </table:table-row>
        <table:table-row table:style-name="ro2" table:number-rows-repeated="10478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cker" table:style-name="ta3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7" table:number-columns-repeated="1007" table:default-cell-style-name="Default"/>
        <table:table-row table:style-name="ro1">
          <table:table-cell table:style-name="ce43" office:value-type="string" calcext:value-type="string">
            <text:p>Pizza and material Seeker Relationship</text:p>
          </table:table-cell>
          <table:table-cell table:style-name="ce43" table:number-columns-repeated="13"/>
          <table:table-cell table:number-columns-repeated="1010"/>
        </table:table-row>
        <table:table-row table:style-name="ro1">
          <table:table-cell table:style-name="ce44" office:value-type="string" calcext:value-type="string" table:number-columns-spanned="4" table:number-rows-spanned="1">
            <text:p>Ink to reach level 3 </text:p>
          </table:table-cell>
          <table:covered-table-cell table:number-columns-repeated="3"/>
          <table:table-cell table:style-name="ce59" office:value-type="float" office:value="78" calcext:value-type="float">
            <text:p>78</text:p>
          </table:table-cell>
          <table:table-cell table:style-name="ce63" office:value-type="string" calcext:value-type="string">
            <text:p>Buffs</text:p>
          </table:table-cell>
          <table:table-cell table:style-name="ce63" office:value-type="float" office:value="200" calcext:value-type="float">
            <text:p>200</text:p>
          </table:table-cell>
          <table:table-cell table:style-name="ce44" office:value-type="string" calcext:value-type="string" table:number-columns-spanned="4" table:number-rows-spanned="1">
            <text:p>Ink to reach level 4 </text:p>
          </table:table-cell>
          <table:covered-table-cell table:number-columns-repeated="3"/>
          <table:table-cell table:style-name="ce59" office:value-type="float" office:value="114" calcext:value-type="float">
            <text:p>114</text:p>
          </table:table-cell>
          <table:table-cell table:style-name="ce63" office:value-type="string" calcext:value-type="string">
            <text:p>Buffs</text:p>
          </table:table-cell>
          <table:table-cell table:style-name="ce63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style-name="ce45" office:value-type="string" calcext:value-type="string">
            <text:p>Ink</text:p>
          </table:table-cell>
          <table:table-cell table:style-name="ce49" office:value-type="string" calcext:value-type="string">
            <text:p>Ink CF</text:p>
          </table:table-cell>
          <table:table-cell table:style-name="ce52" office:value-type="string" calcext:value-type="string">
            <text:p>Red</text:p>
          </table:table-cell>
          <table:table-cell table:style-name="ce56" office:value-type="string" calcext:value-type="string">
            <text:p>Yellow</text:p>
          </table:table-cell>
          <table:table-cell table:style-name="ce60" office:value-type="string" calcext:value-type="string">
            <text:p>White</text:p>
          </table:table-cell>
          <table:table-cell table:style-name="ce64" office:value-type="string" calcext:value-type="string">
            <text:p>Buffs</text:p>
          </table:table-cell>
          <table:table-cell table:style-name="ce69" office:value-type="string" calcext:value-type="string">
            <text:p>Path Level</text:p>
          </table:table-cell>
          <table:table-cell table:style-name="ce45" office:value-type="string" calcext:value-type="string">
            <text:p>Ink</text:p>
          </table:table-cell>
          <table:table-cell table:style-name="ce49" office:value-type="string" calcext:value-type="string">
            <text:p>Ink CF</text:p>
          </table:table-cell>
          <table:table-cell table:style-name="ce52" office:value-type="string" calcext:value-type="string">
            <text:p>Red</text:p>
          </table:table-cell>
          <table:table-cell table:style-name="ce56" office:value-type="string" calcext:value-type="string">
            <text:p>Yellow</text:p>
          </table:table-cell>
          <table:table-cell table:style-name="ce60" office:value-type="string" calcext:value-type="string">
            <text:p>white</text:p>
          </table:table-cell>
          <table:table-cell table:style-name="ce64" office:value-type="string" calcext:value-type="string">
            <text:p>Buffs</text:p>
          </table:table-cell>
          <table:table-cell table:style-name="ce69" office:value-type="string" calcext:value-type="string">
            <text:p>Path Level</text:p>
          </table:table-cell>
          <table:table-cell table:style-name="ce79" office:value-type="string" calcext:value-type="string">
            <text:p>Levels </text:p>
          </table:table-cell>
          <table:table-cell table:style-name="ce79" office:value-type="string" calcext:value-type="string">
            <text:p>Buffs</text:p>
          </table:table-cell>
          <table:table-cell table:style-name="ce79" office:value-type="string" calcext:value-type="string">
            <text:p>CF</text:p>
          </table:table-cell>
          <table:table-cell table:style-name="ce83" office:value-type="string" calcext:value-type="string">
            <text:p>sub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A4]+[.E2]" office:value-type="float" office:value="84" calcext:value-type="float">
            <text:p>8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H4]+[.L2]" office:value-type="float" office:value="120" calcext:value-type="float">
            <text:p>120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80" office:value-type="float" office:value="130" calcext:value-type="float">
            <text:p>130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0" office:value-type="float" office:value="0" calcext:value-type="float">
            <text:p>0</text:p>
          </table:table-cell>
          <table:table-cell table:style-name="ce84"/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]+[.A5]" office:value-type="float" office:value="90" calcext:value-type="float">
            <text:p>9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6" office:value-type="float" office:value="6" calcext:value-type="float">
            <text:p>6</text:p>
          </table:table-cell>
          <table:table-cell table:style-name="ce50" table:formula="of:=[.I4]+[.H5]" office:value-type="float" office:value="126" calcext:value-type="float">
            <text:p>126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style-name="ce80" office:value-type="float" office:value="140" calcext:value-type="float">
            <text:p>140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[.Q4]+[.P5]" office:value-type="float" office:value="0" calcext:value-type="float">
            <text:p>0</text:p>
          </table:table-cell>
          <table:table-cell table:style-name="ce84"/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]+[.A6]" office:value-type="float" office:value="96" calcext:value-type="float">
            <text:p>9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6" table:formula="of:=4*5*(ROW()-3)/3" office:value-type="float" office:value="20" calcext:value-type="float">
            <text:p>2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]+[.H6]" office:value-type="float" office:value="132" calcext:value-type="float">
            <text:p>132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25" calcext:value-type="float">
            <text:p>25</text:p>
          </table:table-cell>
          <table:table-cell table:style-name="ce70"/>
          <table:table-cell table:style-name="ce80" office:value-type="float" office:value="150" calcext:value-type="float">
            <text:p>150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[.Q5]+[.P6]" office:value-type="float" office:value="0" calcext:value-type="float">
            <text:p>0</text:p>
          </table:table-cell>
          <table:table-cell table:style-name="ce84"/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]+[.A7]" office:value-type="float" office:value="102" calcext:value-type="float">
            <text:p>10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6]+[.H7]" office:value-type="float" office:value="138" calcext:value-type="float">
            <text:p>138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80" office:value-type="float" office:value="160" calcext:value-type="float">
            <text:p>160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[.Q6]+[.P7]" office:value-type="float" office:value="0" calcext:value-type="float">
            <text:p>0</text:p>
          </table:table-cell>
          <table:table-cell table:style-name="ce84"/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]+[.A8]" office:value-type="float" office:value="108" calcext:value-type="float">
            <text:p>10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7]+[.H8]" office:value-type="float" office:value="144" calcext:value-type="float">
            <text:p>144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style-name="ce80" office:value-type="float" office:value="170" calcext:value-type="float">
            <text:p>170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[.Q7]+[.P8]" office:value-type="float" office:value="0" calcext:value-type="float">
            <text:p>0</text:p>
          </table:table-cell>
          <table:table-cell table:style-name="ce84"/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8]+[.A9]" office:value-type="float" office:value="114" calcext:value-type="float">
            <text:p>11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40" calcext:value-type="float">
            <text:p>4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8]+[.H9]" office:value-type="float" office:value="150" calcext:value-type="float">
            <text:p>150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50" calcext:value-type="float">
            <text:p>50</text:p>
          </table:table-cell>
          <table:table-cell table:style-name="ce70"/>
          <table:table-cell table:style-name="ce80" office:value-type="float" office:value="180" calcext:value-type="float">
            <text:p>180</text:p>
          </table:table-cell>
          <table:table-cell table:style-name="ce82" office:value-type="float" office:value="0" calcext:value-type="float">
            <text:p>0</text:p>
          </table:table-cell>
          <table:table-cell table:style-name="ce81" table:formula="of:=[.Q8]+[.P9]" office:value-type="float" office:value="0" calcext:value-type="float">
            <text:p>0</text:p>
          </table:table-cell>
          <table:table-cell table:style-name="ce84"/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]+[.A10]" office:value-type="float" office:value="120" calcext:value-type="float">
            <text:p>12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9]+[.H10]" office:value-type="float" office:value="156" calcext:value-type="float">
            <text:p>156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80" office:value-type="float" office:value="190" calcext:value-type="float">
            <text:p>190</text:p>
          </table:table-cell>
          <table:table-cell table:style-name="ce81" office:value-type="float" office:value="40" calcext:value-type="float">
            <text:p>40</text:p>
          </table:table-cell>
          <table:table-cell table:style-name="ce81" table:formula="of:=[.Q9]+[.P10]" office:value-type="float" office:value="40" calcext:value-type="float">
            <text:p>40</text:p>
          </table:table-cell>
          <table:table-cell table:style-name="ce84" table:formula="of:=[.Q10]-200" office:value-type="float" office:value="-160" calcext:value-type="float">
            <text:p>-16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0]+[.A11]" office:value-type="float" office:value="126" calcext:value-type="float">
            <text:p>12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0]+[.H11]" office:value-type="float" office:value="162" calcext:value-type="float">
            <text:p>162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style-name="ce80" office:value-type="float" office:value="200" calcext:value-type="float">
            <text:p>200</text:p>
          </table:table-cell>
          <table:table-cell table:style-name="ce81" office:value-type="float" office:value="20" calcext:value-type="float">
            <text:p>20</text:p>
          </table:table-cell>
          <table:table-cell table:style-name="ce81" table:formula="of:=[.Q10]+[.P11]" office:value-type="float" office:value="60" calcext:value-type="float">
            <text:p>60</text:p>
          </table:table-cell>
          <table:table-cell table:style-name="ce84" table:formula="of:=[.P11]+[.R10]" office:value-type="float" office:value="-140" calcext:value-type="float">
            <text:p>-14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1]+[.A12]" office:value-type="float" office:value="132" calcext:value-type="float">
            <text:p>13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60" calcext:value-type="float">
            <text:p>60</text:p>
          </table:table-cell>
          <table:table-cell table:style-name="ce92" office:value-type="float" office:value="250" calcext:value-type="float">
            <text:p>250</text:p>
          </table:table-cell>
          <table:table-cell table:style-name="ce76" office:value-type="float" office:value="6" calcext:value-type="float">
            <text:p>6</text:p>
          </table:table-cell>
          <table:table-cell table:style-name="ce50" table:formula="of:=[.I11]+[.H12]" office:value-type="float" office:value="168" calcext:value-type="float">
            <text:p>168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75" calcext:value-type="float">
            <text:p>75</text:p>
          </table:table-cell>
          <table:table-cell table:style-name="ce92" office:value-type="float" office:value="250" calcext:value-type="float">
            <text:p>250</text:p>
          </table:table-cell>
          <table:table-cell table:style-name="ce80" office:value-type="float" office:value="210" calcext:value-type="float">
            <text:p>210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formula="of:=[.Q11]+[.P12]" office:value-type="float" office:value="70" calcext:value-type="float">
            <text:p>70</text:p>
          </table:table-cell>
          <table:table-cell table:style-name="ce84" table:formula="of:=[.P12]+[.R11]" office:value-type="float" office:value="-130" calcext:value-type="float">
            <text:p>-13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2]+[.A13]" office:value-type="float" office:value="138" calcext:value-type="float">
            <text:p>13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2]+[.H13]" office:value-type="float" office:value="174" calcext:value-type="float">
            <text:p>174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80" office:value-type="float" office:value="220" calcext:value-type="float">
            <text:p>220</text:p>
          </table:table-cell>
          <table:table-cell table:style-name="ce81" office:value-type="float" office:value="20" calcext:value-type="float">
            <text:p>20</text:p>
          </table:table-cell>
          <table:table-cell table:style-name="ce81" table:formula="of:=[.Q12]+[.P13]" office:value-type="float" office:value="90" calcext:value-type="float">
            <text:p>90</text:p>
          </table:table-cell>
          <table:table-cell table:style-name="ce84" table:formula="of:=[.P13]+[.R12]" office:value-type="float" office:value="-110" calcext:value-type="float">
            <text:p>-11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3]+[.A14]" office:value-type="float" office:value="144" calcext:value-type="float">
            <text:p>14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3]+[.H14]" office:value-type="float" office:value="180" calcext:value-type="float">
            <text:p>180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style-name="ce80" office:value-type="float" office:value="230" calcext:value-type="float">
            <text:p>230</text:p>
          </table:table-cell>
          <table:table-cell table:style-name="ce82" office:value-type="float" office:value="45" calcext:value-type="float">
            <text:p>45</text:p>
          </table:table-cell>
          <table:table-cell table:style-name="ce81" table:formula="of:=[.Q13]+[.P14]" office:value-type="float" office:value="135" calcext:value-type="float">
            <text:p>135</text:p>
          </table:table-cell>
          <table:table-cell table:style-name="ce84" table:formula="of:=[.P14]+[.R13]" office:value-type="float" office:value="-65" calcext:value-type="float">
            <text:p>-65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4]+[.A15]" office:value-type="float" office:value="150" calcext:value-type="float">
            <text:p>15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80" calcext:value-type="float">
            <text:p>8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4]+[.H15]" office:value-type="float" office:value="186" calcext:value-type="float">
            <text:p>186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100" calcext:value-type="float">
            <text:p>100</text:p>
          </table:table-cell>
          <table:table-cell table:style-name="ce70"/>
          <table:table-cell table:style-name="ce80" office:value-type="float" office:value="240" calcext:value-type="float">
            <text:p>240</text:p>
          </table:table-cell>
          <table:table-cell table:style-name="ce82" office:value-type="float" office:value="50" calcext:value-type="float">
            <text:p>50</text:p>
          </table:table-cell>
          <table:table-cell table:style-name="ce81" table:formula="of:=[.Q14]+[.P15]" office:value-type="float" office:value="185" calcext:value-type="float">
            <text:p>185</text:p>
          </table:table-cell>
          <table:table-cell table:style-name="ce84" table:formula="of:=[.P15]+[.R14]" office:value-type="float" office:value="-15" calcext:value-type="float">
            <text:p>-15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5]+[.A16]" office:value-type="float" office:value="156" calcext:value-type="float">
            <text:p>15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5]+[.H16]" office:value-type="float" office:value="192" calcext:value-type="float">
            <text:p>192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80" office:value-type="float" office:value="250" calcext:value-type="float">
            <text:p>250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formula="of:=[.Q15]+[.P16]" office:value-type="float" office:value="255" calcext:value-type="float">
            <text:p>255</text:p>
          </table:table-cell>
          <table:table-cell table:style-name="ce84" table:formula="of:=[.P16]+[.R15]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6]+[.A17]" office:value-type="float" office:value="162" calcext:value-type="float">
            <text:p>16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6]+[.H17]" office:value-type="float" office:value="198" calcext:value-type="float">
            <text:p>198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style-name="ce80" office:value-type="float" office:value="260" calcext:value-type="float">
            <text:p>260</text:p>
          </table:table-cell>
          <table:table-cell table:style-name="ce82" office:value-type="float" office:value="80" calcext:value-type="float">
            <text:p>80</text:p>
          </table:table-cell>
          <table:table-cell table:style-name="ce81" table:formula="of:=[.Q16]+[.P17]" office:value-type="float" office:value="335" calcext:value-type="float">
            <text:p>335</text:p>
          </table:table-cell>
          <table:table-cell table:style-name="ce84" table:formula="of:=[.P17]+[.R16]" office:value-type="float" office:value="135" calcext:value-type="float">
            <text:p>135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7]+[.A18]" office:value-type="float" office:value="168" calcext:value-type="float">
            <text:p>16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100" calcext:value-type="float">
            <text:p>10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7]+[.H18]" office:value-type="float" office:value="204" calcext:value-type="float">
            <text:p>204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125" calcext:value-type="float">
            <text:p>125</text:p>
          </table:table-cell>
          <table:table-cell table:style-name="ce70"/>
          <table:table-cell table:style-name="ce80" office:value-type="float" office:value="270" calcext:value-type="float">
            <text:p>270</text:p>
          </table:table-cell>
          <table:table-cell table:style-name="ce82" office:value-type="float" office:value="115" calcext:value-type="float">
            <text:p>115</text:p>
          </table:table-cell>
          <table:table-cell table:style-name="ce81" table:formula="of:=[.Q17]+[.P18]" office:value-type="float" office:value="450" calcext:value-type="float">
            <text:p>450</text:p>
          </table:table-cell>
          <table:table-cell table:style-name="ce84" table:formula="of:=[.P18]+[.R17]" office:value-type="float" office:value="250" calcext:value-type="float">
            <text:p>25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8]+[.A19]" office:value-type="float" office:value="174" calcext:value-type="float">
            <text:p>17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8]+[.H19]" office:value-type="float" office:value="210" calcext:value-type="float">
            <text:p>210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80" office:value-type="float" office:value="280" calcext:value-type="float">
            <text:p>280</text:p>
          </table:table-cell>
          <table:table-cell table:style-name="ce82" office:value-type="float" office:value="80" calcext:value-type="float">
            <text:p>80</text:p>
          </table:table-cell>
          <table:table-cell table:style-name="ce81" table:formula="of:=[.Q18]+[.P19]" office:value-type="float" office:value="530" calcext:value-type="float">
            <text:p>530</text:p>
          </table:table-cell>
          <table:table-cell table:style-name="ce84" table:formula="of:=[.P19]+[.R18]" office:value-type="float" office:value="330" calcext:value-type="float">
            <text:p>33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19]+[.A20]" office:value-type="float" office:value="180" calcext:value-type="float">
            <text:p>18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19]+[.H20]" office:value-type="float" office:value="216" calcext:value-type="float">
            <text:p>216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style-name="ce80" office:value-type="float" office:value="290" calcext:value-type="float">
            <text:p>290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formula="of:=[.Q19]+[.P20]" office:value-type="float" office:value="590" calcext:value-type="float">
            <text:p>590</text:p>
          </table:table-cell>
          <table:table-cell table:style-name="ce84" table:formula="of:=[.P20]+[.R19]" office:value-type="float" office:value="390" calcext:value-type="float">
            <text:p>390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0]+[.A21]" office:value-type="float" office:value="186" calcext:value-type="float">
            <text:p>18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120" calcext:value-type="float">
            <text:p>12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0]+[.H21]" office:value-type="float" office:value="222" calcext:value-type="float">
            <text:p>222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150" calcext:value-type="float">
            <text:p>150</text:p>
          </table:table-cell>
          <table:table-cell table:style-name="ce92" office:value-type="float" office:value="260" calcext:value-type="float">
            <text:p>260</text:p>
          </table:table-cell>
          <table:table-cell table:style-name="ce80" office:value-type="float" office:value="300" calcext:value-type="float">
            <text:p>300</text:p>
          </table:table-cell>
          <table:table-cell table:style-name="ce81" office:value-type="float" office:value="75" calcext:value-type="float">
            <text:p>75</text:p>
          </table:table-cell>
          <table:table-cell table:style-name="ce81" table:formula="of:=[.Q20]+[.P21]" office:value-type="float" office:value="665" calcext:value-type="float">
            <text:p>665</text:p>
          </table:table-cell>
          <table:table-cell table:style-name="ce84" table:formula="of:=[.P21]+[.R20]" office:value-type="float" office:value="465" calcext:value-type="float">
            <text:p>465</text:p>
          </table:table-cell>
          <table:table-cell table:number-columns-repeated="100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1]+[.A22]" office:value-type="float" office:value="192" calcext:value-type="float">
            <text:p>19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1]+[.H22]" office:value-type="float" office:value="228" calcext:value-type="float">
            <text:p>228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2]+[.A23]" office:value-type="float" office:value="198" calcext:value-type="float">
            <text:p>19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2]+[.H23]" office:value-type="float" office:value="234" calcext:value-type="float">
            <text:p>234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3]+[.A24]" office:value-type="float" office:value="204" calcext:value-type="float">
            <text:p>20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140" calcext:value-type="float">
            <text:p>14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3]+[.H24]" office:value-type="float" office:value="240" calcext:value-type="float">
            <text:p>240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175" calcext:value-type="float">
            <text:p>17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4]+[.A25]" office:value-type="float" office:value="210" calcext:value-type="float">
            <text:p>21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4]+[.H25]" office:value-type="float" office:value="246" calcext:value-type="float">
            <text:p>246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5]+[.A26]" office:value-type="float" office:value="216" calcext:value-type="float">
            <text:p>21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5]+[.H26]" office:value-type="float" office:value="252" calcext:value-type="float">
            <text:p>252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6]+[.A27]" office:value-type="float" office:value="222" calcext:value-type="float">
            <text:p>22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160" calcext:value-type="float">
            <text:p>160</text:p>
          </table:table-cell>
          <table:table-cell table:style-name="ce92" office:value-type="float" office:value="260" calcext:value-type="float">
            <text:p>260</text:p>
          </table:table-cell>
          <table:table-cell table:style-name="ce76" office:value-type="float" office:value="6" calcext:value-type="float">
            <text:p>6</text:p>
          </table:table-cell>
          <table:table-cell table:style-name="ce50" table:formula="of:=[.I26]+[.H27]" office:value-type="float" office:value="258" calcext:value-type="float">
            <text:p>258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200" calcext:value-type="float">
            <text:p>20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7]+[.A28]" office:value-type="float" office:value="228" calcext:value-type="float">
            <text:p>22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7]+[.H28]" office:value-type="float" office:value="264" calcext:value-type="float">
            <text:p>264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8]+[.A29]" office:value-type="float" office:value="234" calcext:value-type="float">
            <text:p>23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8]+[.H29]" office:value-type="float" office:value="270" calcext:value-type="float">
            <text:p>270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29]+[.A30]" office:value-type="float" office:value="240" calcext:value-type="float">
            <text:p>24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180" calcext:value-type="float">
            <text:p>18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29]+[.H30]" office:value-type="float" office:value="276" calcext:value-type="float">
            <text:p>276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225" calcext:value-type="float">
            <text:p>22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0]+[.A31]" office:value-type="float" office:value="246" calcext:value-type="float">
            <text:p>24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0]+[.H31]" office:value-type="float" office:value="282" calcext:value-type="float">
            <text:p>282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1]+[.A32]" office:value-type="float" office:value="252" calcext:value-type="float">
            <text:p>25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1]+[.H32]" office:value-type="float" office:value="288" calcext:value-type="float">
            <text:p>288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2]+[.A33]" office:value-type="float" office:value="258" calcext:value-type="float">
            <text:p>25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200" calcext:value-type="float">
            <text:p>20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2]+[.H33]" office:value-type="float" office:value="294" calcext:value-type="float">
            <text:p>294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250" calcext:value-type="float">
            <text:p>250</text:p>
          </table:table-cell>
          <table:table-cell table:style-name="ce92" office:value-type="float" office:value="270" calcext:value-type="float">
            <text:p>270</text:p>
          </table:table-cell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3]+[.A34]" office:value-type="float" office:value="264" calcext:value-type="float">
            <text:p>26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3]+[.H34]" office:value-type="float" office:value="300" calcext:value-type="float">
            <text:p>300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4]+[.A35]" office:value-type="float" office:value="270" calcext:value-type="float">
            <text:p>27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4]+[.H35]" office:value-type="float" office:value="306" calcext:value-type="float">
            <text:p>306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5]+[.A36]" office:value-type="float" office:value="276" calcext:value-type="float">
            <text:p>27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220" calcext:value-type="float">
            <text:p>22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5]+[.H36]" office:value-type="float" office:value="312" calcext:value-type="float">
            <text:p>312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275" calcext:value-type="float">
            <text:p>27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6]+[.A37]" office:value-type="float" office:value="282" calcext:value-type="float">
            <text:p>28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6]+[.H37]" office:value-type="float" office:value="318" calcext:value-type="float">
            <text:p>318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7]+[.A38]" office:value-type="float" office:value="288" calcext:value-type="float">
            <text:p>28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7]+[.H38]" office:value-type="float" office:value="324" calcext:value-type="float">
            <text:p>324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8]+[.A39]" office:value-type="float" office:value="294" calcext:value-type="float">
            <text:p>29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240" calcext:value-type="float">
            <text:p>24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8]+[.H39]" office:value-type="float" office:value="330" calcext:value-type="float">
            <text:p>330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300" calcext:value-type="float">
            <text:p>30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39]+[.A40]" office:value-type="float" office:value="300" calcext:value-type="float">
            <text:p>30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39]+[.H40]" office:value-type="float" office:value="336" calcext:value-type="float">
            <text:p>336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0]+[.A41]" office:value-type="float" office:value="306" calcext:value-type="float">
            <text:p>30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0]+[.H41]" office:value-type="float" office:value="342" calcext:value-type="float">
            <text:p>342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1]+[.A42]" office:value-type="float" office:value="312" calcext:value-type="float">
            <text:p>31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260" calcext:value-type="float">
            <text:p>260</text:p>
          </table:table-cell>
          <table:table-cell table:style-name="ce92" office:value-type="float" office:value="270" calcext:value-type="float">
            <text:p>270</text:p>
          </table:table-cell>
          <table:table-cell table:style-name="ce76" office:value-type="float" office:value="6" calcext:value-type="float">
            <text:p>6</text:p>
          </table:table-cell>
          <table:table-cell table:style-name="ce50" table:formula="of:=[.I41]+[.H42]" office:value-type="float" office:value="348" calcext:value-type="float">
            <text:p>348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325" calcext:value-type="float">
            <text:p>32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2]+[.A43]" office:value-type="float" office:value="318" calcext:value-type="float">
            <text:p>31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2]+[.H43]" office:value-type="float" office:value="354" calcext:value-type="float">
            <text:p>354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3]+[.A44]" office:value-type="float" office:value="324" calcext:value-type="float">
            <text:p>32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3]+[.H44]" office:value-type="float" office:value="360" calcext:value-type="float">
            <text:p>360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4]+[.A45]" office:value-type="float" office:value="330" calcext:value-type="float">
            <text:p>33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280" calcext:value-type="float">
            <text:p>28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4]+[.H45]" office:value-type="float" office:value="366" calcext:value-type="float">
            <text:p>366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350" calcext:value-type="float">
            <text:p>350</text:p>
          </table:table-cell>
          <table:table-cell table:style-name="ce92" office:value-type="float" office:value="280" calcext:value-type="float">
            <text:p>280</text:p>
          </table:table-cell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5]+[.A46]" office:value-type="float" office:value="336" calcext:value-type="float">
            <text:p>33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5]+[.H46]" office:value-type="float" office:value="372" calcext:value-type="float">
            <text:p>372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6]+[.A47]" office:value-type="float" office:value="342" calcext:value-type="float">
            <text:p>34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6]+[.H47]" office:value-type="float" office:value="378" calcext:value-type="float">
            <text:p>378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7]+[.A48]" office:value-type="float" office:value="348" calcext:value-type="float">
            <text:p>34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300" calcext:value-type="float">
            <text:p>30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7]+[.H48]" office:value-type="float" office:value="384" calcext:value-type="float">
            <text:p>384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375" calcext:value-type="float">
            <text:p>37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8]+[.A49]" office:value-type="float" office:value="354" calcext:value-type="float">
            <text:p>35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8]+[.H49]" office:value-type="float" office:value="390" calcext:value-type="float">
            <text:p>390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49]+[.A50]" office:value-type="float" office:value="360" calcext:value-type="float">
            <text:p>36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49]+[.H50]" office:value-type="float" office:value="396" calcext:value-type="float">
            <text:p>396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0]+[.A51]" office:value-type="float" office:value="366" calcext:value-type="float">
            <text:p>36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320" calcext:value-type="float">
            <text:p>32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0]+[.H51]" office:value-type="float" office:value="402" calcext:value-type="float">
            <text:p>402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400" calcext:value-type="float">
            <text:p>400</text:p>
          </table:table-cell>
          <table:table-cell table:style-name="ce92" office:value-type="float" office:value="290" calcext:value-type="float">
            <text:p>290</text:p>
          </table:table-cell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1]+[.A52]" office:value-type="float" office:value="372" calcext:value-type="float">
            <text:p>37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1]+[.H52]" office:value-type="float" office:value="408" calcext:value-type="float">
            <text:p>408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2]+[.A53]" office:value-type="float" office:value="378" calcext:value-type="float">
            <text:p>37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2]+[.H53]" office:value-type="float" office:value="414" calcext:value-type="float">
            <text:p>414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3]+[.A54]" office:value-type="float" office:value="384" calcext:value-type="float">
            <text:p>38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340" calcext:value-type="float">
            <text:p>34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3]+[.H54]" office:value-type="float" office:value="420" calcext:value-type="float">
            <text:p>420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425" calcext:value-type="float">
            <text:p>42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4]+[.A55]" office:value-type="float" office:value="390" calcext:value-type="float">
            <text:p>39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4]+[.H55]" office:value-type="float" office:value="426" calcext:value-type="float">
            <text:p>426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5]+[.A56]" office:value-type="float" office:value="396" calcext:value-type="float">
            <text:p>39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5]+[.H56]" office:value-type="float" office:value="432" calcext:value-type="float">
            <text:p>432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6]+[.A57]" office:value-type="float" office:value="402" calcext:value-type="float">
            <text:p>40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360" calcext:value-type="float">
            <text:p>36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6]+[.H57]" office:value-type="float" office:value="438" calcext:value-type="float">
            <text:p>438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450" calcext:value-type="float">
            <text:p>45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7]+[.A58]" office:value-type="float" office:value="408" calcext:value-type="float">
            <text:p>40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7]+[.H58]" office:value-type="float" office:value="444" calcext:value-type="float">
            <text:p>444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8]+[.A59]" office:value-type="float" office:value="414" calcext:value-type="float">
            <text:p>41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8]+[.H59]" office:value-type="float" office:value="450" calcext:value-type="float">
            <text:p>450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59]+[.A60]" office:value-type="float" office:value="420" calcext:value-type="float">
            <text:p>42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380" calcext:value-type="float">
            <text:p>380</text:p>
          </table:table-cell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59]+[.H60]" office:value-type="float" office:value="456" calcext:value-type="float">
            <text:p>456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475" calcext:value-type="float">
            <text:p>475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0]+[.A61]" office:value-type="float" office:value="426" calcext:value-type="float">
            <text:p>42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60]+[.H61]" office:value-type="float" office:value="462" calcext:value-type="float">
            <text:p>462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1]+[.A62]" office:value-type="float" office:value="432" calcext:value-type="float">
            <text:p>43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61]+[.H62]" office:value-type="float" office:value="468" calcext:value-type="float">
            <text:p>468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2]+[.A63]" office:value-type="float" office:value="438" calcext:value-type="float">
            <text:p>43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400" calcext:value-type="float">
            <text:p>400</text:p>
          </table:table-cell>
          <table:table-cell table:style-name="ce92" office:value-type="float" office:value="290" calcext:value-type="float">
            <text:p>290</text:p>
          </table:table-cell>
          <table:table-cell table:style-name="ce76" office:value-type="float" office:value="6" calcext:value-type="float">
            <text:p>6</text:p>
          </table:table-cell>
          <table:table-cell table:style-name="ce50" table:formula="of:=[.I62]+[.H63]" office:value-type="float" office:value="474" calcext:value-type="float">
            <text:p>474</text:p>
          </table:table-cell>
          <table:table-cell table:style-name="ce54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6" table:formula="of:=5*5*(ROW()-3)/3" office:value-type="float" office:value="500" calcext:value-type="float">
            <text:p>500</text:p>
          </table:table-cell>
          <table:table-cell table:style-name="ce92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3]+[.A64]" office:value-type="float" office:value="444" calcext:value-type="float">
            <text:p>44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63]+[.H64]" office:value-type="float" office:value="480" calcext:value-type="float">
            <text:p>480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4]+[.A65]" office:value-type="float" office:value="450" calcext:value-type="float">
            <text:p>45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76" office:value-type="float" office:value="6" calcext:value-type="float">
            <text:p>6</text:p>
          </table:table-cell>
          <table:table-cell table:style-name="ce50" table:formula="of:=[.I64]+[.H65]" office:value-type="float" office:value="486" calcext:value-type="float">
            <text:p>486</text:p>
          </table:table-cell>
          <table:table-cell table:style-name="ce54"/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65"/>
          <table:table-cell table:style-name="ce70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5]+[.A66]" office:value-type="float" office:value="456" calcext:value-type="float">
            <text:p>456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420" calcext:value-type="float">
            <text:p>420</text:p>
          </table:table-cell>
          <table:table-cell table:style-name="ce70"/>
          <table:table-cell table:style-name="ce94" office:value-type="float" office:value="6" calcext:value-type="float">
            <text:p>6</text:p>
          </table:table-cell>
          <table:table-cell table:style-name="ce87" table:formula="of:=[.I65]+[.H66]" office:value-type="float" office:value="492" calcext:value-type="float">
            <text:p>492</text:p>
          </table:table-cell>
          <table:table-cell table:style-name="ce88"/>
          <table:table-cell table:style-name="ce89"/>
          <table:table-cell table:style-name="ce90" office:value-type="float" office:value="5" calcext:value-type="float">
            <text:p>5</text:p>
          </table:table-cell>
          <table:table-cell table:style-name="ce95" table:formula="of:=5*5*(ROW()-3)/3" office:value-type="float" office:value="525" calcext:value-type="float">
            <text:p>525</text:p>
          </table:table-cell>
          <table:table-cell table:style-name="ce93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6]+[.A67]" office:value-type="float" office:value="462" calcext:value-type="float">
            <text:p>462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48"/>
          <table:table-cell table:style-name="ce55" table:number-columns-repeated="3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7]+[.A68]" office:value-type="float" office:value="468" calcext:value-type="float">
            <text:p>468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8]+[.A69]" office:value-type="float" office:value="474" calcext:value-type="float">
            <text:p>474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440" calcext:value-type="float">
            <text:p>440</text:p>
          </table:table-cell>
          <table:table-cell table:style-name="ce70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69]+[.A70]" office:value-type="float" office:value="480" calcext:value-type="float">
            <text:p>480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48"/>
          <table:table-cell table:style-name="ce55" table:number-columns-repeated="3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0]+[.A71]" office:value-type="float" office:value="486" calcext:value-type="float">
            <text:p>486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1]+[.A72]" office:value-type="float" office:value="492" calcext:value-type="float">
            <text:p>492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460" calcext:value-type="float">
            <text:p>460</text:p>
          </table:table-cell>
          <table:table-cell table:style-name="ce70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96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2]+[.A73]" office:value-type="float" office:value="498" calcext:value-type="float">
            <text:p>498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48"/>
          <table:table-cell table:style-name="ce55" table:number-columns-repeated="3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3]+[.A74]" office:value-type="float" office:value="504" calcext:value-type="float">
            <text:p>504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4]+[.A75]" office:value-type="float" office:value="510" calcext:value-type="float">
            <text:p>510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480" calcext:value-type="float">
            <text:p>480</text:p>
          </table:table-cell>
          <table:table-cell table:style-name="ce92" office:value-type="float" office:value="300" calcext:value-type="float">
            <text:p>300</text:p>
          </table:table-cell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5]+[.A76]" office:value-type="float" office:value="516" calcext:value-type="float">
            <text:p>516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48"/>
          <table:table-cell table:style-name="ce55" table:number-columns-repeated="3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6]+[.A77]" office:value-type="float" office:value="522" calcext:value-type="float">
            <text:p>522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7]+[.A78]" office:value-type="float" office:value="528" calcext:value-type="float">
            <text:p>528</text:p>
          </table:table-cell>
          <table:table-cell table:style-name="ce54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7" table:formula="of:=4*5*(ROW()-3)/3" office:value-type="float" office:value="500" calcext:value-type="float">
            <text:p>500</text:p>
          </table:table-cell>
          <table:table-cell table:style-name="ce92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8]+[.A79]" office:value-type="float" office:value="534" calcext:value-type="float">
            <text:p>534</text:p>
          </table:table-cell>
          <table:table-cell table:style-name="ce53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48"/>
          <table:table-cell table:style-name="ce55" table:number-columns-repeated="3"/>
          <table:table-cell table:style-name="ce74"/>
          <table:table-cell table:number-columns-repeated="1010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79]+[.A80]" office:value-type="float" office:value="540" calcext:value-type="float">
            <text:p>540</text:p>
          </table:table-cell>
          <table:table-cell table:style-name="ce54"/>
          <table:table-cell table:style-name="ce58" office:value-type="float" office:value="4" calcext:value-type="float">
            <text:p>4</text:p>
          </table:table-cell>
          <table:table-cell table:style-name="ce61"/>
          <table:table-cell table:style-name="ce65"/>
          <table:table-cell table:style-name="ce70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86" office:value-type="float" office:value="6" calcext:value-type="float">
            <text:p>6</text:p>
          </table:table-cell>
          <table:table-cell table:style-name="ce87" table:formula="of:=[.B80]+[.A81]" office:value-type="float" office:value="546" calcext:value-type="float">
            <text:p>546</text:p>
          </table:table-cell>
          <table:table-cell table:style-name="ce88"/>
          <table:table-cell table:style-name="ce89"/>
          <table:table-cell table:style-name="ce90" office:value-type="float" office:value="4" calcext:value-type="float">
            <text:p>4</text:p>
          </table:table-cell>
          <table:table-cell table:style-name="ce91" table:formula="of:=4*5*(ROW()-3)/3" office:value-type="float" office:value="520" calcext:value-type="float">
            <text:p>520</text:p>
          </table:table-cell>
          <table:table-cell table:style-name="ce93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74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68"/>
          <table:table-cell table:style-name="ce55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55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68"/>
          <table:table-cell table:style-name="ce55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74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68"/>
          <table:table-cell table:style-name="ce55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55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style-name="ce48"/>
          <table:table-cell table:style-name="ce51"/>
          <table:table-cell table:style-name="ce48"/>
          <table:table-cell table:style-name="ce55" table:number-columns-repeated="4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style-name="ce48"/>
          <table:table-cell table:style-name="ce51"/>
          <table:table-cell table:style-name="ce55"/>
          <table:table-cell table:style-name="ce48"/>
          <table:table-cell table:style-name="ce55" table:number-columns-repeated="3"/>
          <table:table-cell table:number-columns-repeated="1010"/>
        </table:table-row>
        <table:table-row table:style-name="ro1"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68"/>
          <table:table-cell table:style-name="ce74"/>
          <table:table-cell table:style-name="ce48"/>
          <table:table-cell table:style-name="ce51"/>
          <table:table-cell table:style-name="ce55" table:number-columns-repeated="2"/>
          <table:table-cell table:style-name="ce48"/>
          <table:table-cell table:style-name="ce78"/>
          <table:table-cell table:style-name="ce55"/>
          <table:table-cell table:number-columns-repeated="1010"/>
        </table:table-row>
        <table:table-row table:style-name="ro2" table:number-rows-repeated="559">
          <table:table-cell table:number-columns-repeated="1024"/>
        </table:table-row>
        <table:table-row table:style-name="ro1">
          <table:table-cell table:number-columns-repeated="6"/>
          <table:table-cell table:style-name="ce75" table:number-columns-repeated="2"/>
          <table:table-cell table:number-columns-repeated="1016"/>
        </table:table-row>
        <table:table-row table:style-name="ro2" table:number-rows-repeated="10479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yers" table:style-name="ta4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1020" table:default-cell-style-name="Default"/>
        <table:table-row table:style-name="ro1">
          <table:table-cell table:style-name="ce97" office:value-type="string" calcext:value-type="string">
            <text:p>bLue</text:p>
          </table:table-cell>
          <table:table-cell table:style-name="ce103" table:number-columns-repeated="5"/>
          <table:table-cell table:number-columns-repeated="1018"/>
        </table:table-row>
        <table:table-row table:style-name="ro1">
          <table:table-cell table:style-name="ce98" office:value-type="string" calcext:value-type="string">
            <text:p>Total</text:p>
          </table:table-cell>
          <table:table-cell table:style-name="ce98" office:value-type="string" calcext:value-type="string">
            <text:p>Level 230</text:p>
          </table:table-cell>
          <table:table-cell table:style-name="ce98" office:value-type="string" calcext:value-type="string">
            <text:p>Level 240</text:p>
          </table:table-cell>
          <table:table-cell table:style-name="ce98" office:value-type="string" calcext:value-type="string">
            <text:p>Level 250</text:p>
          </table:table-cell>
          <table:table-cell table:style-name="ce98" office:value-type="string" calcext:value-type="string">
            <text:p>Level 260</text:p>
          </table:table-cell>
          <table:table-cell table:style-name="ce98" office:value-type="string" calcext:value-type="string">
            <text:p>Level 270</text:p>
          </table:table-cell>
          <table:table-cell table:number-columns-repeated="1018"/>
        </table:table-row>
        <table:table-row table:style-name="ro1">
          <table:table-cell table:style-name="ce99" table:formula="of:=SUM([.A5:.A6])" office:value-type="float" office:value="694" calcext:value-type="float">
            <text:p>694</text:p>
          </table:table-cell>
          <table:table-cell table:style-name="ce104" table:number-columns-repeated="5"/>
          <table:table-cell table:number-columns-repeated="1018"/>
        </table:table-row>
        <table:table-row table:style-name="ro1">
          <table:table-cell table:style-name="ce100" office:value-type="string" calcext:value-type="string">
            <text:p>Ink Energy</text:p>
          </table:table-cell>
          <table:table-cell table:style-name="ce100" office:value-type="string" calcext:value-type="string">
            <text:p>Login</text:p>
          </table:table-cell>
          <table:table-cell table:style-name="ce100" office:value-type="string" calcext:value-type="string">
            <text:p>Archaeologist</text:p>
          </table:table-cell>
          <table:table-cell table:style-name="ce100" office:value-type="string" calcext:value-type="string">
            <text:p>Strategic</text:p>
          </table:table-cell>
          <table:table-cell table:style-name="ce100" office:value-type="string" calcext:value-type="string">
            <text:p>Tower</text:p>
          </table:table-cell>
          <table:table-cell table:style-name="ce106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01" table:formula="of:=SUM([.B5:.F5])" office:value-type="float" office:value="172" calcext:value-type="float">
            <text:p>172</text:p>
          </table:table-cell>
          <table:table-cell table:style-name="ce105" table:formula="of:=(6*3)" office:value-type="float" office:value="18" calcext:value-type="float">
            <text:p>18</text:p>
          </table:table-cell>
          <table:table-cell table:style-name="ce105" table:formula="of:=12+12+12+12+12" office:value-type="float" office:value="60" calcext:value-type="float">
            <text:p>60</text:p>
          </table:table-cell>
          <table:table-cell table:style-name="ce105" table:formula="of:=16" office:value-type="float" office:value="16" calcext:value-type="float">
            <text:p>16</text:p>
          </table:table-cell>
          <table:table-cell table:style-name="ce105" table:formula="of:=12" office:value-type="float" office:value="12" calcext:value-type="float">
            <text:p>12</text:p>
          </table:table-cell>
          <table:table-cell table:style-name="ce21" table:formula="of:=6+60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style-name="ce101" table:formula="of:=522" office:value-type="float" office:value="522" calcext:value-type="float">
            <text:p>522</text:p>
          </table:table-cell>
          <table:table-cell table:style-name="ce101" office:value-type="string" calcext:value-type="string">
            <text:p>I have currently</text:p>
          </table:table-cell>
          <table:table-cell table:style-name="ce28"/>
          <table:table-cell table:style-name="ce101" office:value-type="string" calcext:value-type="string">
            <text:p>Pickaxe</text:p>
          </table:table-cell>
          <table:table-cell table:style-name="ce28" table:formula="of:=ROUNDDOWN([.A3]/6)+9" office:value-type="float" office:value="124" calcext:value-type="float">
            <text:p>124</text:p>
          </table:table-cell>
          <table:table-cell table:style-name="ce107"/>
          <table:table-cell table:number-columns-repeated="1018"/>
        </table:table-row>
        <table:table-row table:style-name="ro1">
          <table:table-cell table:style-name="ce102"/>
          <table:table-cell table:number-columns-repeated="4"/>
          <table:table-cell table:style-name="ce108"/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bster" svg:font-family="Lobster"/>
    <style:font-face style:name="Serif" svg:font-family="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ss" style:display-name="PageStyle_pa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" style:display-name="PageStyle_W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cker" style:display-name="PageStyle_Ha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s" style:display-name="PageStyle_play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525" meta:object-count="0"/>
    <meta:generator>LibreOfficeDev/6.0.5.2$Linux_X86_64 LibreOffice_project/</meta:generator>
  </office:meta>
</office:document-meta>
</file>